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83.57mm"/>
    </style:style>
    <style:style style:name="co3" style:family="table-column">
      <style:table-column-properties fo:break-before="auto" style:column-width="74.7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65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PID</text:p>
          </table:table-cell>
          <table:table-cell/>
          <table:table-cell office:value-type="float" office:value="6505" calcext:value-type="float">
            <text:p>6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space(batch_size=None,</text:p>
          </table:table-cell>
          <table:table-cell office:value-type="string" calcext:value-type="string">
            <text:p>epochs=None,</text:p>
          </table:table-cell>
          <table:table-cell office:value-type="string" calcext:value-type="string">
            <text:p>filelist='../../data/raccoon_partseg/train_val_files.txt',</text:p>
          </table:table-cell>
          <table:table-cell office:value-type="string" calcext:value-type="string">
            <text:p>filelist_val='../../data/raccoon_partseg/test_files.txt',</text:p>
          </table:table-cell>
          <table:table-cell office:value-type="string" calcext:value-type="string">
            <text:p>load_ckpt=None,</text:p>
          </table:table-cell>
          <table:table-cell office:value-type="string" calcext:value-type="string">
            <text:p>log='log.txt',</text:p>
          </table:table-cell>
          <table:table-cell office:value-type="string" calcext:value-type="string">
            <text:p>model='pointcnn_seg',</text:p>
          </table:table-cell>
          <table:table-cell office:value-type="string" calcext:value-type="string">
            <text:p>no_code_backup=False,</text:p>
          </table:table-cell>
          <table:table-cell office:value-type="string" calcext:value-type="string">
            <text:p>no_timestamp_folder=False,</text:p>
          </table:table-cell>
          <table:table-cell office:value-type="string" calcext:value-type="string">
            <text:p>save_folder='../../models/seg/',</text:p>
          </table:table-cell>
          <table:table-cell office:value-type="string" calcext:value-type="string">
            <text:p>setting='raccoon_x8_1024_fps')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.042542-Preparing</text:p>
          </table:table-cell>
          <table:table-cell office:value-type="string" calcext:value-type="string">
            <text:p>datasets...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.062377-62/31</text:p>
          </table:table-cell>
          <table:table-cell office:value-type="string" calcext:value-type="string">
            <text:p>training/validation</text:p>
          </table:table-cell>
          <table:table-cell office:value-type="string" calcext:value-type="string">
            <text:p>samples.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.062397-7936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batches.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.062408-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es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sor("pts_fts_sampled</text:p>
          </table:table-cell>
          <table:table-cell office:value-type="string" calcext:value-type="string">
            <text:p>0",</text:p>
          </table:table-cell>
          <table:table-cell office:value-type="string" calcext:value-type="string">
            <text:p>shape=(?,</text:p>
          </table:table-cell>
          <table:table-cell office:value-type="string" calcext:value-type="string">
            <text:p>?,</text:p>
          </table:table-cell>
          <table:table-cell office:value-type="string" calcext:value-type="string">
            <text:p>3),</text:p>
          </table:table-cell>
          <table:table-cell office:value-type="string" calcext:value-type="string">
            <text:p>dtype=float3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sor("xforms</text:p>
          </table:table-cell>
          <table:table-cell office:value-type="string" calcext:value-type="string">
            <text:p>0",</text:p>
          </table:table-cell>
          <table:table-cell office:value-type="string" calcext:value-type="string">
            <text:p>shape=(?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3),</text:p>
          </table:table-cell>
          <table:table-cell office:value-type="string" calcext:value-type="string">
            <text:p>dtype=float3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sor("jitter_range</text:p>
          </table:table-cell>
          <table:table-cell office:value-type="string" calcext:value-type="string">
            <text:p>0",</text:p>
          </table:table-cell>
          <table:table-cell office:value-type="string" calcext:value-type="string">
            <text:p>shape=(1,),</text:p>
          </table:table-cell>
          <table:table-cell office:value-type="string" calcext:value-type="string">
            <text:p>dtype=float32)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5.342406-Parame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ter</text:p>
          </table:table-cell>
          <table:table-cell office:value-type="float" office:value="8314948" calcext:value-type="float">
            <text:p>8314948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table:number-columns-repeated="4"/>
          <table:table-cell office:value-type="string" calcext:value-type="string">
            <text:p>Acc</text:p>
          </table:table-cell>
          <table:table-cell table:number-columns-repeated="4"/>
          <table:table-cell office:value-type="string" calcext:value-type="string">
            <text:p>mAcc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528131-[Train]-It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2.1562" calcext:value-type="float">
            <text:p>2.156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2788" calcext:value-type="float">
            <text:p>0.278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2536" calcext:value-type="float">
            <text:p>0.253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182108-[Train]-Iter</text:p>
          </table:table-cell>
          <table:table-cell/>
          <table:table-cell table:formula="of:=[.F11]+10" office:value-type="float" office:value="10" calcext:value-type="float">
            <text:p>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1.2156" calcext:value-type="float">
            <text:p>1.21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5667" calcext:value-type="float">
            <text:p>0.566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3714" calcext:value-type="float">
            <text:p>0.371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1.688673-[Train]-Iter</text:p>
          </table:table-cell>
          <table:table-cell/>
          <table:table-cell table:formula="of:=[.F12]+10" office:value-type="float" office:value="20" calcext:value-type="float">
            <text:p>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6521" calcext:value-type="float">
            <text:p>0.652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8162" calcext:value-type="float">
            <text:p>0.816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5807" calcext:value-type="float">
            <text:p>0.580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6.136232-[Train]-Iter</text:p>
          </table:table-cell>
          <table:table-cell/>
          <table:table-cell table:formula="of:=[.F13]+10" office:value-type="float" office:value="30" calcext:value-type="float">
            <text:p>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3763" calcext:value-type="float">
            <text:p>0.376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8953" calcext:value-type="float">
            <text:p>0.895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7549" calcext:value-type="float">
            <text:p>0.754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.642689-[Train]-Iter</text:p>
          </table:table-cell>
          <table:table-cell/>
          <table:table-cell table:formula="of:=[.F14]+10" office:value-type="float" office:value="40" calcext:value-type="float">
            <text:p>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3505" calcext:value-type="float">
            <text:p>0.350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8885" calcext:value-type="float">
            <text:p>0.888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7767" calcext:value-type="float">
            <text:p>0.776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.936047-[Train]-Iter</text:p>
          </table:table-cell>
          <table:table-cell/>
          <table:table-cell table:formula="of:=[.F15]+10" office:value-type="float" office:value="50" calcext:value-type="float">
            <text:p>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2689" calcext:value-type="float">
            <text:p>0.268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108" calcext:value-type="float">
            <text:p>0.91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8192" calcext:value-type="float">
            <text:p>0.8192</text:p>
          </table:table-cell>
          <table:table-cell>
            <draw:frame table:end-cell-address="Sheet1.AA31" table:end-x="12.22mm" table:end-y="1.23mm" draw:z-index="0" draw:name="Chart 4" draw:style-name="gr1" draw:text-style-name="P1" svg:width="124.38mm" svg:height="75.68mm" svg:x="20.59mm" svg:y="0.96mm">
              <draw:object draw:notify-on-update-of-ranges="Sheet1.F11:Sheet1.F188 Sheet1.J11:Sheet1.J188 Sheet1.O11:Sheet1.O188 Sheet1.T11:Sheet1.T18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156322-[Train]-Iter</text:p>
          </table:table-cell>
          <table:table-cell/>
          <table:table-cell table:formula="of:=[.F16]+10" office:value-type="float" office:value="60" calcext:value-type="float">
            <text:p>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1948" calcext:value-type="float">
            <text:p>0.194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353" calcext:value-type="float">
            <text:p>0.935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8875" calcext:value-type="float">
            <text:p>0.887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3.558155-[Train]-Iter</text:p>
          </table:table-cell>
          <table:table-cell/>
          <table:table-cell table:formula="of:=[.F17]+10" office:value-type="float" office:value="70" calcext:value-type="float">
            <text:p>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1555" calcext:value-type="float">
            <text:p>0.155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454" calcext:value-type="float">
            <text:p>0.94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8982" calcext:value-type="float">
            <text:p>0.898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819823-[Train]-Iter</text:p>
          </table:table-cell>
          <table:table-cell/>
          <table:table-cell table:formula="of:=[.F18]+10" office:value-type="float" office:value="80" calcext:value-type="float">
            <text:p>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1336" calcext:value-type="float">
            <text:p>0.133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575" calcext:value-type="float">
            <text:p>0.957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123" calcext:value-type="float">
            <text:p>0.912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1.967960-[Train]-Iter</text:p>
          </table:table-cell>
          <table:table-cell/>
          <table:table-cell table:formula="of:=[.F19]+10" office:value-type="float" office:value="90" calcext:value-type="float">
            <text:p>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598" calcext:value-type="float">
            <text:p>0.959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163" calcext:value-type="float">
            <text:p>0.916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6.423255-[Train]-Iter</text:p>
          </table:table-cell>
          <table:table-cell/>
          <table:table-cell table:formula="of:=[.F20]+10" office:value-type="float" office:value="100" calcext:value-type="float">
            <text:p>1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893" calcext:value-type="float">
            <text:p>0.08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84" calcext:value-type="float">
            <text:p>0.968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09" calcext:value-type="float">
            <text:p>0.940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799437-[Train]-Iter</text:p>
          </table:table-cell>
          <table:table-cell/>
          <table:table-cell table:formula="of:=[.F21]+10" office:value-type="float" office:value="110" calcext:value-type="float">
            <text:p>1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834" calcext:value-type="float">
            <text:p>0.08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91" calcext:value-type="float">
            <text:p>0.949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.079143-[Train]-Iter</text:p>
          </table:table-cell>
          <table:table-cell/>
          <table:table-cell table:formula="of:=[.F22]+10" office:value-type="float" office:value="120" calcext:value-type="float">
            <text:p>1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917" calcext:value-type="float">
            <text:p>0.09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74" calcext:value-type="float">
            <text:p>0.967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17" calcext:value-type="float">
            <text:p>0.951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.659500-[Train]-Iter</text:p>
          </table:table-cell>
          <table:table-cell/>
          <table:table-cell table:formula="of:=[.F23]+10" office:value-type="float" office:value="130" calcext:value-type="float">
            <text:p>1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965" calcext:value-type="float">
            <text:p>0.096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37" calcext:value-type="float">
            <text:p>0.963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3.815306-[Train]-Iter</text:p>
          </table:table-cell>
          <table:table-cell/>
          <table:table-cell table:formula="of:=[.F24]+10" office:value-type="float" office:value="140" calcext:value-type="float">
            <text:p>1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887" calcext:value-type="float">
            <text:p>0.088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7" calcext:value-type="float">
            <text:p>0.96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12" calcext:value-type="float">
            <text:p>0.951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7.977970-[Train]-Iter</text:p>
          </table:table-cell>
          <table:table-cell/>
          <table:table-cell table:formula="of:=[.F25]+10" office:value-type="float" office:value="150" calcext:value-type="float">
            <text:p>1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817" calcext:value-type="float">
            <text:p>0.08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" calcext:value-type="float">
            <text:p>0.9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397" calcext:value-type="float">
            <text:p>0.939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2.514822-[Train]-Iter</text:p>
          </table:table-cell>
          <table:table-cell/>
          <table:table-cell table:formula="of:=[.F26]+10" office:value-type="float" office:value="160" calcext:value-type="float">
            <text:p>1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816" calcext:value-type="float">
            <text:p>0.081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1" calcext:value-type="float">
            <text:p>0.969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345" calcext:value-type="float">
            <text:p>0.934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.811693-[Train]-Iter</text:p>
          </table:table-cell>
          <table:table-cell/>
          <table:table-cell table:formula="of:=[.F27]+10" office:value-type="float" office:value="170" calcext:value-type="float">
            <text:p>1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58" calcext:value-type="float">
            <text:p>0.95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374" calcext:value-type="float">
            <text:p>0.937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.971837-[Train]-Iter</text:p>
          </table:table-cell>
          <table:table-cell/>
          <table:table-cell table:formula="of:=[.F28]+10" office:value-type="float" office:value="180" calcext:value-type="float">
            <text:p>1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07" calcext:value-type="float">
            <text:p>0.07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12" calcext:value-type="float">
            <text:p>0.971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48" calcext:value-type="float">
            <text:p>0.964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5.460994-[Train]-Iter</text:p>
          </table:table-cell>
          <table:table-cell/>
          <table:table-cell table:formula="of:=[.F29]+10" office:value-type="float" office:value="190" calcext:value-type="float">
            <text:p>1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88" calcext:value-type="float">
            <text:p>0.068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34" calcext:value-type="float">
            <text:p>0.97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92" calcext:value-type="float">
            <text:p>0.959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9.839224-[Train]-Iter</text:p>
          </table:table-cell>
          <table:table-cell/>
          <table:table-cell table:formula="of:=[.F30]+10" office:value-type="float" office:value="200" calcext:value-type="float">
            <text:p>2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73" calcext:value-type="float">
            <text:p>0.967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11" calcext:value-type="float">
            <text:p>0.941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.784657-[Train]-Iter</text:p>
          </table:table-cell>
          <table:table-cell/>
          <table:table-cell table:formula="of:=[.F31]+10" office:value-type="float" office:value="210" calcext:value-type="float">
            <text:p>2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1004" calcext:value-type="float">
            <text:p>0.100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597" calcext:value-type="float">
            <text:p>0.959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02" calcext:value-type="float">
            <text:p>0.940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8.258438-[Train]-Iter</text:p>
          </table:table-cell>
          <table:table-cell/>
          <table:table-cell table:formula="of:=[.F32]+10" office:value-type="float" office:value="220" calcext:value-type="float">
            <text:p>2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29" calcext:value-type="float">
            <text:p>0.062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51" calcext:value-type="float">
            <text:p>0.975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3" calcext:value-type="float">
            <text:p>0.96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2.635591-[Train]-Iter</text:p>
          </table:table-cell>
          <table:table-cell/>
          <table:table-cell table:formula="of:=[.F33]+10" office:value-type="float" office:value="230" calcext:value-type="float">
            <text:p>2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969" calcext:value-type="float">
            <text:p>0.09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34" calcext:value-type="float">
            <text:p>0.96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25" calcext:value-type="float">
            <text:p>0.962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6.571643-[Train]-Iter</text:p>
          </table:table-cell>
          <table:table-cell/>
          <table:table-cell table:formula="of:=[.F34]+10" office:value-type="float" office:value="240" calcext:value-type="float">
            <text:p>2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22" calcext:value-type="float">
            <text:p>0.032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73" calcext:value-type="float">
            <text:p>0.987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07" calcext:value-type="float">
            <text:p>0.970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046543-[Train]-Iter</text:p>
          </table:table-cell>
          <table:table-cell/>
          <table:table-cell table:formula="of:=[.F35]+10" office:value-type="float" office:value="250" calcext:value-type="float">
            <text:p>2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72" calcext:value-type="float">
            <text:p>0.07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03" calcext:value-type="float">
            <text:p>0.950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.417302-[Train]-Iter</text:p>
          </table:table-cell>
          <table:table-cell/>
          <table:table-cell table:formula="of:=[.F36]+10" office:value-type="float" office:value="260" calcext:value-type="float">
            <text:p>2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93" calcext:value-type="float">
            <text:p>0.06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16" calcext:value-type="float">
            <text:p>0.971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44" calcext:value-type="float">
            <text:p>0.944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.677572-[Train]-Iter</text:p>
          </table:table-cell>
          <table:table-cell/>
          <table:table-cell table:formula="of:=[.F37]+10" office:value-type="float" office:value="270" calcext:value-type="float">
            <text:p>2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22" calcext:value-type="float">
            <text:p>0.072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13" calcext:value-type="float">
            <text:p>0.971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9" calcext:value-type="float">
            <text:p>0.94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827875-[Train]-Iter</text:p>
          </table:table-cell>
          <table:table-cell/>
          <table:table-cell table:formula="of:=[.F38]+10" office:value-type="float" office:value="280" calcext:value-type="float">
            <text:p>2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44" calcext:value-type="float">
            <text:p>0.074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6" calcext:value-type="float">
            <text:p>0.969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9" calcext:value-type="float">
            <text:p>0.969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189885-[Train]-Iter</text:p>
          </table:table-cell>
          <table:table-cell/>
          <table:table-cell table:formula="of:=[.F39]+10" office:value-type="float" office:value="290" calcext:value-type="float">
            <text:p>2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39" calcext:value-type="float">
            <text:p>0.073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1" calcext:value-type="float">
            <text:p>0.969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72" calcext:value-type="float">
            <text:p>0.957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.452232-[Train]-Iter</text:p>
          </table:table-cell>
          <table:table-cell/>
          <table:table-cell table:formula="of:=[.F40]+10" office:value-type="float" office:value="300" calcext:value-type="float">
            <text:p>3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37" calcext:value-type="float">
            <text:p>0.053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5" calcext:value-type="float">
            <text:p>0.978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9" calcext:value-type="float">
            <text:p>0.968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6.598703-[Train]-Iter</text:p>
          </table:table-cell>
          <table:table-cell/>
          <table:table-cell table:formula="of:=[.F41]+10" office:value-type="float" office:value="310" calcext:value-type="float">
            <text:p>3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7" calcext:value-type="float">
            <text:p>0.976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3" calcext:value-type="float">
            <text:p>0.95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959821-[Train]-Iter</text:p>
          </table:table-cell>
          <table:table-cell/>
          <table:table-cell table:formula="of:=[.F42]+10" office:value-type="float" office:value="320" calcext:value-type="float">
            <text:p>3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06" calcext:value-type="float">
            <text:p>0.060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56" calcext:value-type="float">
            <text:p>0.97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29" calcext:value-type="float">
            <text:p>0.952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.209709-[Train]-Iter</text:p>
          </table:table-cell>
          <table:table-cell/>
          <table:table-cell table:formula="of:=[.F43]+10" office:value-type="float" office:value="330" calcext:value-type="float">
            <text:p>3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41" calcext:value-type="float">
            <text:p>0.074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02" calcext:value-type="float">
            <text:p>0.970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06" calcext:value-type="float">
            <text:p>0.950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9.357777-[Train]-Iter</text:p>
          </table:table-cell>
          <table:table-cell/>
          <table:table-cell table:formula="of:=[.F44]+10" office:value-type="float" office:value="340" calcext:value-type="float">
            <text:p>3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72" calcext:value-type="float">
            <text:p>0.06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23" calcext:value-type="float">
            <text:p>0.972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13" calcext:value-type="float">
            <text:p>0.951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3.779860-[Train]-Iter</text:p>
          </table:table-cell>
          <table:table-cell/>
          <table:table-cell table:formula="of:=[.F45]+10" office:value-type="float" office:value="350" calcext:value-type="float">
            <text:p>3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4" calcext:value-type="float">
            <text:p>0.0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" calcext:value-type="float">
            <text:p>0.97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66" calcext:value-type="float">
            <text:p>0.956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8.035488-[Train]-Iter</text:p>
          </table:table-cell>
          <table:table-cell/>
          <table:table-cell table:formula="of:=[.F46]+10" office:value-type="float" office:value="360" calcext:value-type="float">
            <text:p>3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32" calcext:value-type="float">
            <text:p>0.053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2" calcext:value-type="float">
            <text:p>0.979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79" calcext:value-type="float">
            <text:p>0.957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.258415-[Train]-Iter</text:p>
          </table:table-cell>
          <table:table-cell/>
          <table:table-cell table:formula="of:=[.F47]+10" office:value-type="float" office:value="370" calcext:value-type="float">
            <text:p>3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04" calcext:value-type="float">
            <text:p>0.060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47" calcext:value-type="float">
            <text:p>0.974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53" calcext:value-type="float">
            <text:p>0.955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.666616-[Train]-Iter</text:p>
          </table:table-cell>
          <table:table-cell/>
          <table:table-cell table:formula="of:=[.F48]+10" office:value-type="float" office:value="380" calcext:value-type="float">
            <text:p>3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23" calcext:value-type="float">
            <text:p>0.052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2" calcext:value-type="float">
            <text:p>0.97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1" calcext:value-type="float">
            <text:p>0.967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954448-[Train]-Iter</text:p>
          </table:table-cell>
          <table:table-cell/>
          <table:table-cell table:formula="of:=[.F49]+10" office:value-type="float" office:value="390" calcext:value-type="float">
            <text:p>3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72" calcext:value-type="float">
            <text:p>0.05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1" calcext:value-type="float">
            <text:p>0.976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64" calcext:value-type="float">
            <text:p>0.966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191723-[Train]-Iter</text:p>
          </table:table-cell>
          <table:table-cell/>
          <table:table-cell table:formula="of:=[.F50]+10" office:value-type="float" office:value="400" calcext:value-type="float">
            <text:p>4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31" calcext:value-type="float">
            <text:p>0.063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33" calcext:value-type="float">
            <text:p>0.973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07" calcext:value-type="float">
            <text:p>0.960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.608055-[Train]-Iter</text:p>
          </table:table-cell>
          <table:table-cell/>
          <table:table-cell table:formula="of:=[.F51]+10" office:value-type="float" office:value="410" calcext:value-type="float">
            <text:p>4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55" calcext:value-type="float">
            <text:p>0.065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1" calcext:value-type="float">
            <text:p>0.976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11" calcext:value-type="float">
            <text:p>0.971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.930406-[Train]-Iter</text:p>
          </table:table-cell>
          <table:table-cell/>
          <table:table-cell table:formula="of:=[.F52]+10" office:value-type="float" office:value="420" calcext:value-type="float">
            <text:p>4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79" calcext:value-type="float">
            <text:p>0.047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3" calcext:value-type="float">
            <text:p>0.981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46" calcext:value-type="float">
            <text:p>0.964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.125229-[Train]-Iter</text:p>
          </table:table-cell>
          <table:table-cell/>
          <table:table-cell table:formula="of:=[.F53]+10" office:value-type="float" office:value="430" calcext:value-type="float">
            <text:p>4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3" calcext:value-type="float">
            <text:p>0.976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7" calcext:value-type="float">
            <text:p>0.969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2.681248-[Train]-Iter</text:p>
          </table:table-cell>
          <table:table-cell/>
          <table:table-cell table:formula="of:=[.F54]+10" office:value-type="float" office:value="440" calcext:value-type="float">
            <text:p>4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11" calcext:value-type="float">
            <text:p>0.061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31" calcext:value-type="float">
            <text:p>0.973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65" calcext:value-type="float">
            <text:p>0.966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6.925502-[Train]-Iter</text:p>
          </table:table-cell>
          <table:table-cell/>
          <table:table-cell table:formula="of:=[.F55]+10" office:value-type="float" office:value="450" calcext:value-type="float">
            <text:p>4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4" calcext:value-type="float">
            <text:p>0.0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7" calcext:value-type="float">
            <text:p>0.977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7" calcext:value-type="float">
            <text:p>0.972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1.174831-[Train]-Iter</text:p>
          </table:table-cell>
          <table:table-cell/>
          <table:table-cell table:formula="of:=[.F56]+10" office:value-type="float" office:value="460" calcext:value-type="float">
            <text:p>4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98" calcext:value-type="float">
            <text:p>0.049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3" calcext:value-type="float">
            <text:p>0.978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57" calcext:value-type="float">
            <text:p>0.965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5.750328-[Train]-Iter</text:p>
          </table:table-cell>
          <table:table-cell/>
          <table:table-cell table:formula="of:=[.F57]+10" office:value-type="float" office:value="470" calcext:value-type="float">
            <text:p>4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94" calcext:value-type="float">
            <text:p>0.059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5" calcext:value-type="float">
            <text:p>0.97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64" calcext:value-type="float">
            <text:p>0.956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04220-[Train]-Iter</text:p>
          </table:table-cell>
          <table:table-cell/>
          <table:table-cell table:formula="of:=[.F58]+10" office:value-type="float" office:value="480" calcext:value-type="float">
            <text:p>4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1" calcext:value-type="float">
            <text:p>0.041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1" calcext:value-type="float">
            <text:p>0.986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39" calcext:value-type="float">
            <text:p>0.983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4.293609-[Train]-Iter</text:p>
          </table:table-cell>
          <table:table-cell/>
          <table:table-cell table:formula="of:=[.F59]+10" office:value-type="float" office:value="490" calcext:value-type="float">
            <text:p>4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57" calcext:value-type="float">
            <text:p>0.06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46" calcext:value-type="float">
            <text:p>0.974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38" calcext:value-type="float">
            <text:p>0.963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2.060268-[Train]-Iter</text:p>
          </table:table-cell>
          <table:table-cell/>
          <table:table-cell table:formula="of:=[.F60]+10" office:value-type="float" office:value="500" calcext:value-type="float">
            <text:p>5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75" calcext:value-type="float">
            <text:p>0.057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35" calcext:value-type="float">
            <text:p>0.973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19" calcext:value-type="float">
            <text:p>0.9619</text:p>
          </table:table-cell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9.879745-Checkpoint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../../models/seg/pointcnn_seg_raccoon_x8_1024_fps_2019-12-04-14-31-49_6505/ckpts/iter!</text:p>
          </table:table-cell>
          <table:table-cell table:number-columns-repeated="997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6.421010-[Train]-Iter</text:p>
          </table:table-cell>
          <table:table-cell/>
          <table:table-cell table:formula="of:=[.F61]+10" office:value-type="float" office:value="510" calcext:value-type="float">
            <text:p>5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8" calcext:value-type="float">
            <text:p>0.043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4" calcext:value-type="float">
            <text:p>0.982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1" calcext:value-type="float">
            <text:p>0.9671</text:p>
          </table:table-cell>
          <table:table-cell office:value-type="string" calcext:value-type="string">
            <text:p>]-Average</text:p>
          </table:table-cell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1.614162-[Val</text:p>
          </table:table-cell>
          <table:table-cell table:number-columns-repeated="2"/>
          <table:table-cell office:value-type="string" calcext:value-type="string">
            <text:p>Loss</text:p>
          </table:table-cell>
          <table:table-cell/>
          <table:table-cell office:value-type="float" office:value="1.1378" calcext:value-type="float">
            <text:p>1.137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7157" calcext:value-type="float">
            <text:p>0.71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VGmAcc</text:p>
          </table:table-cell>
          <table:table-cell/>
          <table:table-cell office:value-type="float" office:value="0.2749" calcext:value-type="float">
            <text:p>0.2749</text:p>
          </table:table-cell>
          <table:table-cell table:number-columns-repeated="98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525235-[Train]-Iter</text:p>
          </table:table-cell>
          <table:table-cell/>
          <table:table-cell table:formula="of:=[.F62]+10" office:value-type="float" office:value="520" calcext:value-type="float">
            <text:p>5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93" calcext:value-type="float">
            <text:p>0.05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31" calcext:value-type="float">
            <text:p>0.973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37" calcext:value-type="float">
            <text:p>0.973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.025999-[Train]-Iter</text:p>
          </table:table-cell>
          <table:table-cell/>
          <table:table-cell table:formula="of:=[.F63]+10" office:value-type="float" office:value="530" calcext:value-type="float">
            <text:p>5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06" calcext:value-type="float">
            <text:p>0.050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6" calcext:value-type="float">
            <text:p>0.979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25" calcext:value-type="float">
            <text:p>0.962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427647-[Train]-Iter</text:p>
          </table:table-cell>
          <table:table-cell/>
          <table:table-cell table:formula="of:=[.F64]+10" office:value-type="float" office:value="540" calcext:value-type="float">
            <text:p>5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2" calcext:value-type="float">
            <text:p>0.041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2" calcext:value-type="float">
            <text:p>0.96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.393229-[Train]-Iter</text:p>
          </table:table-cell>
          <table:table-cell/>
          <table:table-cell table:formula="of:=[.F65]+10" office:value-type="float" office:value="550" calcext:value-type="float">
            <text:p>5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253" calcext:value-type="float">
            <text:p>0.025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93" calcext:value-type="float">
            <text:p>0.98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69" calcext:value-type="float">
            <text:p>0.976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.900640-[Train]-Iter</text:p>
          </table:table-cell>
          <table:table-cell/>
          <table:table-cell table:formula="of:=[.F66]+10" office:value-type="float" office:value="560" calcext:value-type="float">
            <text:p>5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88" calcext:value-type="float">
            <text:p>0.048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68" calcext:value-type="float">
            <text:p>0.966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304903-[Train]-Iter</text:p>
          </table:table-cell>
          <table:table-cell/>
          <table:table-cell table:formula="of:=[.F67]+10" office:value-type="float" office:value="570" calcext:value-type="float">
            <text:p>5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17" calcext:value-type="float">
            <text:p>0.05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3" calcext:value-type="float">
            <text:p>0.978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1" calcext:value-type="float">
            <text:p>0.972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599223-[Train]-Iter</text:p>
          </table:table-cell>
          <table:table-cell/>
          <table:table-cell table:formula="of:=[.F68]+10" office:value-type="float" office:value="580" calcext:value-type="float">
            <text:p>5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76" calcext:value-type="float">
            <text:p>0.047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4" calcext:value-type="float">
            <text:p>0.979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13" calcext:value-type="float">
            <text:p>0.971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783768-[Train]-Iter</text:p>
          </table:table-cell>
          <table:table-cell/>
          <table:table-cell table:formula="of:=[.F69]+10" office:value-type="float" office:value="590" calcext:value-type="float">
            <text:p>5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5" calcext:value-type="float">
            <text:p>0.043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6" calcext:value-type="float">
            <text:p>0.968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5.182928-[Train]-Iter</text:p>
          </table:table-cell>
          <table:table-cell/>
          <table:table-cell table:formula="of:=[.F70]+10" office:value-type="float" office:value="600" calcext:value-type="float">
            <text:p>6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22" calcext:value-type="float">
            <text:p>0.062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46" calcext:value-type="float">
            <text:p>0.974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3" calcext:value-type="float">
            <text:p>0.974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9.472384-[Train]-Iter</text:p>
          </table:table-cell>
          <table:table-cell/>
          <table:table-cell table:formula="of:=[.F71]+10" office:value-type="float" office:value="610" calcext:value-type="float">
            <text:p>6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86" calcext:value-type="float">
            <text:p>0.048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9" calcext:value-type="float">
            <text:p>0.979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55" calcext:value-type="float">
            <text:p>0.975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3.772652-[Train]-Iter</text:p>
          </table:table-cell>
          <table:table-cell/>
          <table:table-cell table:formula="of:=[.F72]+10" office:value-type="float" office:value="620" calcext:value-type="float">
            <text:p>6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02" calcext:value-type="float">
            <text:p>0.970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78" calcext:value-type="float">
            <text:p>0.94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8.310646-[Train]-Iter</text:p>
          </table:table-cell>
          <table:table-cell/>
          <table:table-cell table:formula="of:=[.F73]+10" office:value-type="float" office:value="630" calcext:value-type="float">
            <text:p>6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96" calcext:value-type="float">
            <text:p>0.059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55" calcext:value-type="float">
            <text:p>0.975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59" calcext:value-type="float">
            <text:p>0.955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2.731797-[Train]-Iter</text:p>
          </table:table-cell>
          <table:table-cell/>
          <table:table-cell table:formula="of:=[.F74]+10" office:value-type="float" office:value="640" calcext:value-type="float">
            <text:p>6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69" calcext:value-type="float">
            <text:p>0.06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08" calcext:value-type="float">
            <text:p>0.97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89" calcext:value-type="float">
            <text:p>0.948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6.942397-[Train]-Iter</text:p>
          </table:table-cell>
          <table:table-cell/>
          <table:table-cell table:formula="of:=[.F75]+10" office:value-type="float" office:value="650" calcext:value-type="float">
            <text:p>6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51" calcext:value-type="float">
            <text:p>0.055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4" calcext:value-type="float">
            <text:p>0.977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45" calcext:value-type="float">
            <text:p>0.954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.306693-[Train]-Iter</text:p>
          </table:table-cell>
          <table:table-cell/>
          <table:table-cell table:formula="of:=[.F76]+10" office:value-type="float" office:value="660" calcext:value-type="float">
            <text:p>6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05" calcext:value-type="float">
            <text:p>0.050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9" calcext:value-type="float">
            <text:p>0.978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86" calcext:value-type="float">
            <text:p>0.958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.558665-[Train]-Iter</text:p>
          </table:table-cell>
          <table:table-cell/>
          <table:table-cell table:formula="of:=[.F77]+10" office:value-type="float" office:value="670" calcext:value-type="float">
            <text:p>6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1" calcext:value-type="float">
            <text:p>0.977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54" calcext:value-type="float">
            <text:p>0.965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.694800-[Train]-Iter</text:p>
          </table:table-cell>
          <table:table-cell/>
          <table:table-cell table:formula="of:=[.F78]+10" office:value-type="float" office:value="680" calcext:value-type="float">
            <text:p>6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88" calcext:value-type="float">
            <text:p>0.058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4" calcext:value-type="float">
            <text:p>0.97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56" calcext:value-type="float">
            <text:p>0.955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.054888-[Train]-Iter</text:p>
          </table:table-cell>
          <table:table-cell/>
          <table:table-cell table:formula="of:=[.F79]+10" office:value-type="float" office:value="690" calcext:value-type="float">
            <text:p>6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87" calcext:value-type="float">
            <text:p>0.038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9" calcext:value-type="float">
            <text:p>0.984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38" calcext:value-type="float">
            <text:p>0.973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.385907-[Train]-Iter</text:p>
          </table:table-cell>
          <table:table-cell/>
          <table:table-cell table:formula="of:=[.F80]+10" office:value-type="float" office:value="700" calcext:value-type="float">
            <text:p>7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91" calcext:value-type="float">
            <text:p>0.049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" calcext:value-type="float">
            <text:p>0.97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.583054-[Train]-Iter</text:p>
          </table:table-cell>
          <table:table-cell/>
          <table:table-cell table:formula="of:=[.F81]+10" office:value-type="float" office:value="710" calcext:value-type="float">
            <text:p>7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56" calcext:value-type="float">
            <text:p>0.04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3" calcext:value-type="float">
            <text:p>0.97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033850-[Train]-Iter</text:p>
          </table:table-cell>
          <table:table-cell/>
          <table:table-cell table:formula="of:=[.F82]+10" office:value-type="float" office:value="720" calcext:value-type="float">
            <text:p>7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28" calcext:value-type="float">
            <text:p>0.042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16" calcext:value-type="float">
            <text:p>0.971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.415510-[Train]-Iter</text:p>
          </table:table-cell>
          <table:table-cell/>
          <table:table-cell table:formula="of:=[.F83]+10" office:value-type="float" office:value="730" calcext:value-type="float">
            <text:p>7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26" calcext:value-type="float">
            <text:p>0.052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5" calcext:value-type="float">
            <text:p>0.977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22" calcext:value-type="float">
            <text:p>0.962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5.679469-[Train]-Iter</text:p>
          </table:table-cell>
          <table:table-cell/>
          <table:table-cell table:formula="of:=[.F84]+10" office:value-type="float" office:value="740" calcext:value-type="float">
            <text:p>7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728" calcext:value-type="float">
            <text:p>0.072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07" calcext:value-type="float">
            <text:p>0.97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11" calcext:value-type="float">
            <text:p>0.981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0.231386-[Train]-Iter</text:p>
          </table:table-cell>
          <table:table-cell/>
          <table:table-cell table:formula="of:=[.F85]+10" office:value-type="float" office:value="750" calcext:value-type="float">
            <text:p>7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64" calcext:value-type="float">
            <text:p>0.046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7" calcext:value-type="float">
            <text:p>0.979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5" calcext:value-type="float">
            <text:p>0.979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4.456535-[Train]-Iter</text:p>
          </table:table-cell>
          <table:table-cell/>
          <table:table-cell table:formula="of:=[.F86]+10" office:value-type="float" office:value="760" calcext:value-type="float">
            <text:p>7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41" calcext:value-type="float">
            <text:p>0.044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1" calcext:value-type="float">
            <text:p>0.982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6" calcext:value-type="float">
            <text:p>0.972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8.786088-[Train]-Iter</text:p>
          </table:table-cell>
          <table:table-cell/>
          <table:table-cell table:formula="of:=[.F87]+10" office:value-type="float" office:value="770" calcext:value-type="float">
            <text:p>7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" calcext:value-type="float">
            <text:p>0.04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7" calcext:value-type="float">
            <text:p>0.98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2" calcext:value-type="float">
            <text:p>0.972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3.594951-[Train]-Iter</text:p>
          </table:table-cell>
          <table:table-cell/>
          <table:table-cell table:formula="of:=[.F88]+10" office:value-type="float" office:value="780" calcext:value-type="float">
            <text:p>7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56" calcext:value-type="float">
            <text:p>0.04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64" calcext:value-type="float">
            <text:p>0.976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7.919997-[Train]-Iter</text:p>
          </table:table-cell>
          <table:table-cell/>
          <table:table-cell table:formula="of:=[.F89]+10" office:value-type="float" office:value="790" calcext:value-type="float">
            <text:p>7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51" calcext:value-type="float">
            <text:p>0.055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41" calcext:value-type="float">
            <text:p>0.974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64" calcext:value-type="float">
            <text:p>0.956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143465-[Train]-Iter</text:p>
          </table:table-cell>
          <table:table-cell/>
          <table:table-cell table:formula="of:=[.F90]+10" office:value-type="float" office:value="800" calcext:value-type="float">
            <text:p>8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61" calcext:value-type="float">
            <text:p>0.046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8" calcext:value-type="float">
            <text:p>0.978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7" calcext:value-type="float">
            <text:p>0.969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754155-[Train]-Iter</text:p>
          </table:table-cell>
          <table:table-cell/>
          <table:table-cell table:formula="of:=[.F91]+10" office:value-type="float" office:value="810" calcext:value-type="float">
            <text:p>8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9" calcext:value-type="float">
            <text:p>0.043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7" calcext:value-type="float">
            <text:p>0.98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8" calcext:value-type="float">
            <text:p>0.969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180376-[Train]-Iter</text:p>
          </table:table-cell>
          <table:table-cell/>
          <table:table-cell table:formula="of:=[.F92]+10" office:value-type="float" office:value="820" calcext:value-type="float">
            <text:p>8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07" calcext:value-type="float">
            <text:p>0.03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5" calcext:value-type="float">
            <text:p>0.986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9" calcext:value-type="float">
            <text:p>0.979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284860-[Train]-Iter</text:p>
          </table:table-cell>
          <table:table-cell/>
          <table:table-cell table:formula="of:=[.F93]+10" office:value-type="float" office:value="830" calcext:value-type="float">
            <text:p>8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93" calcext:value-type="float">
            <text:p>0.04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9" calcext:value-type="float">
            <text:p>0.97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47" calcext:value-type="float">
            <text:p>0.964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9.900973-[Train]-Iter</text:p>
          </table:table-cell>
          <table:table-cell/>
          <table:table-cell table:formula="of:=[.F94]+10" office:value-type="float" office:value="840" calcext:value-type="float">
            <text:p>8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81" calcext:value-type="float">
            <text:p>0.048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4" calcext:value-type="float">
            <text:p>0.979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58" calcext:value-type="float">
            <text:p>0.955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4.443355-[Train]-Iter</text:p>
          </table:table-cell>
          <table:table-cell/>
          <table:table-cell table:formula="of:=[.F95]+10" office:value-type="float" office:value="850" calcext:value-type="float">
            <text:p>8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8" calcext:value-type="float">
            <text:p>0.041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1" calcext:value-type="float">
            <text:p>0.967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.567922-[Train]-Iter</text:p>
          </table:table-cell>
          <table:table-cell/>
          <table:table-cell table:formula="of:=[.F96]+10" office:value-type="float" office:value="860" calcext:value-type="float">
            <text:p>8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23" calcext:value-type="float">
            <text:p>0.052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03" calcext:value-type="float">
            <text:p>0.950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.336691-[Train]-Iter</text:p>
          </table:table-cell>
          <table:table-cell/>
          <table:table-cell table:formula="of:=[.F97]+10" office:value-type="float" office:value="870" calcext:value-type="float">
            <text:p>8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22" calcext:value-type="float">
            <text:p>0.032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3" calcext:value-type="float">
            <text:p>0.986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28" calcext:value-type="float">
            <text:p>0.982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7.843680-[Train]-Iter</text:p>
          </table:table-cell>
          <table:table-cell/>
          <table:table-cell table:formula="of:=[.F98]+10" office:value-type="float" office:value="880" calcext:value-type="float">
            <text:p>8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59" calcext:value-type="float">
            <text:p>0.065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23" calcext:value-type="float">
            <text:p>0.972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81" calcext:value-type="float">
            <text:p>0.958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.180265-[Train]-Iter</text:p>
          </table:table-cell>
          <table:table-cell/>
          <table:table-cell table:formula="of:=[.F99]+10" office:value-type="float" office:value="890" calcext:value-type="float">
            <text:p>8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93" calcext:value-type="float">
            <text:p>0.04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5" calcext:value-type="float">
            <text:p>0.977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3" calcext:value-type="float">
            <text:p>0.97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6.508724-[Train]-Iter</text:p>
          </table:table-cell>
          <table:table-cell/>
          <table:table-cell table:formula="of:=[.F100]+10" office:value-type="float" office:value="900" calcext:value-type="float">
            <text:p>9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74" calcext:value-type="float">
            <text:p>0.057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7" calcext:value-type="float">
            <text:p>0.976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22" calcext:value-type="float">
            <text:p>0.952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.052269-[Train]-Iter</text:p>
          </table:table-cell>
          <table:table-cell/>
          <table:table-cell table:formula="of:=[.F101]+10" office:value-type="float" office:value="910" calcext:value-type="float">
            <text:p>9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71" calcext:value-type="float">
            <text:p>0.047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2" calcext:value-type="float">
            <text:p>0.979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5.484125-[Train]-Iter</text:p>
          </table:table-cell>
          <table:table-cell/>
          <table:table-cell table:formula="of:=[.F102]+10" office:value-type="float" office:value="920" calcext:value-type="float">
            <text:p>9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02" calcext:value-type="float">
            <text:p>0.040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1" calcext:value-type="float">
            <text:p>0.981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23" calcext:value-type="float">
            <text:p>0.982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9.775766-[Train]-Iter</text:p>
          </table:table-cell>
          <table:table-cell/>
          <table:table-cell table:formula="of:=[.F103]+10" office:value-type="float" office:value="930" calcext:value-type="float">
            <text:p>9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03" calcext:value-type="float">
            <text:p>0.040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8" calcext:value-type="float">
            <text:p>0.982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42" calcext:value-type="float">
            <text:p>0.984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.250480-[Train]-Iter</text:p>
          </table:table-cell>
          <table:table-cell/>
          <table:table-cell table:formula="of:=[.F104]+10" office:value-type="float" office:value="940" calcext:value-type="float">
            <text:p>9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05" calcext:value-type="float">
            <text:p>0.050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2" calcext:value-type="float">
            <text:p>0.97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" calcext:value-type="float">
            <text:p>0.96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.612394-[Train]-Iter</text:p>
          </table:table-cell>
          <table:table-cell/>
          <table:table-cell table:formula="of:=[.F105]+10" office:value-type="float" office:value="950" calcext:value-type="float">
            <text:p>9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06" calcext:value-type="float">
            <text:p>0.050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2" calcext:value-type="float">
            <text:p>0.97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54" calcext:value-type="float">
            <text:p>0.965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.795416-[Train]-Iter</text:p>
          </table:table-cell>
          <table:table-cell/>
          <table:table-cell table:formula="of:=[.F106]+10" office:value-type="float" office:value="960" calcext:value-type="float">
            <text:p>9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8" calcext:value-type="float">
            <text:p>0.03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5" calcext:value-type="float">
            <text:p>0.982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69" calcext:value-type="float">
            <text:p>0.966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182568-[Train]-Iter</text:p>
          </table:table-cell>
          <table:table-cell/>
          <table:table-cell table:formula="of:=[.F107]+10" office:value-type="float" office:value="970" calcext:value-type="float">
            <text:p>9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69" calcext:value-type="float">
            <text:p>0.03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1" calcext:value-type="float">
            <text:p>0.984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51" calcext:value-type="float">
            <text:p>0.975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1.437230-[Train]-Iter</text:p>
          </table:table-cell>
          <table:table-cell/>
          <table:table-cell table:formula="of:=[.F108]+10" office:value-type="float" office:value="980" calcext:value-type="float">
            <text:p>9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" calcext:value-type="float">
            <text:p>0.03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4" calcext:value-type="float">
            <text:p>0.98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2" calcext:value-type="float">
            <text:p>0.974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630249-[Train]-Iter</text:p>
          </table:table-cell>
          <table:table-cell/>
          <table:table-cell table:formula="of:=[.F109]+10" office:value-type="float" office:value="990" calcext:value-type="float">
            <text:p>9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17" calcext:value-type="float">
            <text:p>0.05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55" calcext:value-type="float">
            <text:p>0.975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3" calcext:value-type="float">
            <text:p>0.968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1.750576-[Train]-Iter</text:p>
          </table:table-cell>
          <table:table-cell/>
          <table:table-cell table:formula="of:=[.F110]+10" office:value-type="float" office:value="1000" calcext:value-type="float">
            <text:p>10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54" calcext:value-type="float">
            <text:p>0.03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9" calcext:value-type="float">
            <text:p>0.968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6.119077-[Train]-Iter</text:p>
          </table:table-cell>
          <table:table-cell/>
          <table:table-cell table:formula="of:=[.F111]+10" office:value-type="float" office:value="1010" calcext:value-type="float">
            <text:p>10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04" calcext:value-type="float">
            <text:p>0.060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42" calcext:value-type="float">
            <text:p>0.974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45" calcext:value-type="float">
            <text:p>0.954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0.339381-[Train]-Iter</text:p>
          </table:table-cell>
          <table:table-cell/>
          <table:table-cell table:formula="of:=[.F112]+10" office:value-type="float" office:value="1020" calcext:value-type="float">
            <text:p>10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5" calcext:value-type="float">
            <text:p>0.041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65" calcext:value-type="float">
            <text:p>0.966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4.725407-[Train]-Iter</text:p>
          </table:table-cell>
          <table:table-cell/>
          <table:table-cell table:formula="of:=[.F113]+10" office:value-type="float" office:value="1030" calcext:value-type="float">
            <text:p>10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85" calcext:value-type="float">
            <text:p>0.038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04" calcext:value-type="float">
            <text:p>0.97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1.303907-[Val</text:p>
          </table:table-cell>
          <table:table-cell/>
          <table:table-cell office:value-type="string" calcext:value-type="string">
            <text:p>]-Average</text:p>
          </table:table-cell>
          <table:table-cell table:number-columns-repeated="6"/>
          <table:table-cell office:value-type="string" calcext:value-type="string">
            <text:p>Loss</text:p>
          </table:table-cell>
          <table:table-cell/>
          <table:table-cell office:value-type="float" office:value="0.0764" calcext:value-type="float">
            <text:p>0.076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28" calcext:value-type="float">
            <text:p>0.972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4" calcext:value-type="float">
            <text:p>0.9694</text:p>
          </table:table-cell>
          <table:table-cell table:number-columns-repeated="980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.035518-[Train]-Iter</text:p>
          </table:table-cell>
          <table:table-cell/>
          <table:table-cell table:formula="of:=[.F114]+10" office:value-type="float" office:value="1040" calcext:value-type="float">
            <text:p>10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5" calcext:value-type="float">
            <text:p>0.043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15" calcext:value-type="float">
            <text:p>0.971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3.259489-[Train]-Iter</text:p>
          </table:table-cell>
          <table:table-cell/>
          <table:table-cell table:formula="of:=[.F115]+10" office:value-type="float" office:value="1050" calcext:value-type="float">
            <text:p>10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7" calcext:value-type="float">
            <text:p>0.03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" calcext:value-type="float">
            <text:p>0.98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47" calcext:value-type="float">
            <text:p>0.984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.772223-[Train]-Iter</text:p>
          </table:table-cell>
          <table:table-cell/>
          <table:table-cell table:formula="of:=[.F116]+10" office:value-type="float" office:value="1060" calcext:value-type="float">
            <text:p>10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3" calcext:value-type="float">
            <text:p>0.03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" calcext:value-type="float">
            <text:p>0.98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48" calcext:value-type="float">
            <text:p>0.964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049720-[Train]-Iter</text:p>
          </table:table-cell>
          <table:table-cell/>
          <table:table-cell table:formula="of:=[.F117]+10" office:value-type="float" office:value="1070" calcext:value-type="float">
            <text:p>10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1" calcext:value-type="float">
            <text:p>0.043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2" calcext:value-type="float">
            <text:p>0.980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94" calcext:value-type="float">
            <text:p>0.959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370206-[Train]-Iter</text:p>
          </table:table-cell>
          <table:table-cell/>
          <table:table-cell table:formula="of:=[.F118]+10" office:value-type="float" office:value="1080" calcext:value-type="float">
            <text:p>10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41" calcext:value-type="float">
            <text:p>0.034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2" calcext:value-type="float">
            <text:p>0.985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5" calcext:value-type="float">
            <text:p>0.979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875391-[Train]-Iter</text:p>
          </table:table-cell>
          <table:table-cell/>
          <table:table-cell table:formula="of:=[.F119]+10" office:value-type="float" office:value="1090" calcext:value-type="float">
            <text:p>10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37" calcext:value-type="float">
            <text:p>0.033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7" calcext:value-type="float">
            <text:p>0.98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8" calcext:value-type="float">
            <text:p>0.972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.121104-[Train]-Iter</text:p>
          </table:table-cell>
          <table:table-cell/>
          <table:table-cell table:formula="of:=[.F120]+10" office:value-type="float" office:value="1100" calcext:value-type="float">
            <text:p>11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674" calcext:value-type="float">
            <text:p>0.067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454" calcext:value-type="float">
            <text:p>0.945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9.306843-[Train]-Iter</text:p>
          </table:table-cell>
          <table:table-cell/>
          <table:table-cell table:formula="of:=[.F121]+10" office:value-type="float" office:value="1110" calcext:value-type="float">
            <text:p>11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6" calcext:value-type="float">
            <text:p>0.98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34" calcext:value-type="float">
            <text:p>0.983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.884332-[Train]-Iter</text:p>
          </table:table-cell>
          <table:table-cell/>
          <table:table-cell table:formula="of:=[.F122]+10" office:value-type="float" office:value="1120" calcext:value-type="float">
            <text:p>11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82" calcext:value-type="float">
            <text:p>0.048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7" calcext:value-type="float">
            <text:p>0.977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78" calcext:value-type="float">
            <text:p>0.97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.299106-[Train]-Iter</text:p>
          </table:table-cell>
          <table:table-cell/>
          <table:table-cell table:formula="of:=[.F123]+10" office:value-type="float" office:value="1130" calcext:value-type="float">
            <text:p>11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72" calcext:value-type="float">
            <text:p>0.047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7" calcext:value-type="float">
            <text:p>0.979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34" calcext:value-type="float">
            <text:p>0.973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2.434318-[Train]-Iter</text:p>
          </table:table-cell>
          <table:table-cell/>
          <table:table-cell table:formula="of:=[.F124]+10" office:value-type="float" office:value="1140" calcext:value-type="float">
            <text:p>11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79" calcext:value-type="float">
            <text:p>0.037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3" calcext:value-type="float">
            <text:p>0.983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78" calcext:value-type="float">
            <text:p>0.97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6.988746-[Train]-Iter</text:p>
          </table:table-cell>
          <table:table-cell/>
          <table:table-cell table:formula="of:=[.F125]+10" office:value-type="float" office:value="1150" calcext:value-type="float">
            <text:p>11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46" calcext:value-type="float">
            <text:p>0.044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3" calcext:value-type="float">
            <text:p>0.981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1" calcext:value-type="float">
            <text:p>0.968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.380027-[Train]-Iter</text:p>
          </table:table-cell>
          <table:table-cell/>
          <table:table-cell table:formula="of:=[.F126]+10" office:value-type="float" office:value="1160" calcext:value-type="float">
            <text:p>11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54" calcext:value-type="float">
            <text:p>0.04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6" calcext:value-type="float">
            <text:p>0.980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5" calcext:value-type="float">
            <text:p>0.974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389980-[Train]-Iter</text:p>
          </table:table-cell>
          <table:table-cell/>
          <table:table-cell table:formula="of:=[.F127]+10" office:value-type="float" office:value="1170" calcext:value-type="float">
            <text:p>11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22" calcext:value-type="float">
            <text:p>0.052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" calcext:value-type="float">
            <text:p>0.97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66" calcext:value-type="float">
            <text:p>0.976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9.958406-[Train]-Iter</text:p>
          </table:table-cell>
          <table:table-cell/>
          <table:table-cell table:formula="of:=[.F128]+10" office:value-type="float" office:value="1180" calcext:value-type="float">
            <text:p>11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27" calcext:value-type="float">
            <text:p>0.042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7" calcext:value-type="float">
            <text:p>0.98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5" calcext:value-type="float">
            <text:p>0.968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4.365825-[Train]-Iter</text:p>
          </table:table-cell>
          <table:table-cell/>
          <table:table-cell table:formula="of:=[.F129]+10" office:value-type="float" office:value="1190" calcext:value-type="float">
            <text:p>11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42" calcext:value-type="float">
            <text:p>0.044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1" calcext:value-type="float">
            <text:p>0.981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33" calcext:value-type="float">
            <text:p>0.963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8.637526-[Train]-Iter</text:p>
          </table:table-cell>
          <table:table-cell/>
          <table:table-cell table:formula="of:=[.F130]+10" office:value-type="float" office:value="1200" calcext:value-type="float">
            <text:p>12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58" calcext:value-type="float">
            <text:p>0.055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7" calcext:value-type="float">
            <text:p>0.976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65" calcext:value-type="float">
            <text:p>0.956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838395-[Train]-Iter</text:p>
          </table:table-cell>
          <table:table-cell/>
          <table:table-cell table:formula="of:=[.F131]+10" office:value-type="float" office:value="1210" calcext:value-type="float">
            <text:p>12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68" calcext:value-type="float">
            <text:p>0.046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1" calcext:value-type="float">
            <text:p>0.980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56" calcext:value-type="float">
            <text:p>0.965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275166-[Train]-Iter</text:p>
          </table:table-cell>
          <table:table-cell/>
          <table:table-cell table:formula="of:=[.F132]+10" office:value-type="float" office:value="1220" calcext:value-type="float">
            <text:p>12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21" calcext:value-type="float">
            <text:p>0.032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7" calcext:value-type="float">
            <text:p>0.98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3" calcext:value-type="float">
            <text:p>0.98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.558892-[Train]-Iter</text:p>
          </table:table-cell>
          <table:table-cell/>
          <table:table-cell table:formula="of:=[.F133]+10" office:value-type="float" office:value="1230" calcext:value-type="float">
            <text:p>12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39" calcext:value-type="float">
            <text:p>0.033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4" calcext:value-type="float">
            <text:p>0.98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9" calcext:value-type="float">
            <text:p>0.974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768454-[Train]-Iter</text:p>
          </table:table-cell>
          <table:table-cell/>
          <table:table-cell table:formula="of:=[.F134]+10" office:value-type="float" office:value="1240" calcext:value-type="float">
            <text:p>12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56" calcext:value-type="float">
            <text:p>0.03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5" calcext:value-type="float">
            <text:p>0.983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31" calcext:value-type="float">
            <text:p>0.963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194610-[Train]-Iter</text:p>
          </table:table-cell>
          <table:table-cell/>
          <table:table-cell table:formula="of:=[.F135]+10" office:value-type="float" office:value="1250" calcext:value-type="float">
            <text:p>12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1" calcext:value-type="float">
            <text:p>0.985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4" calcext:value-type="float">
            <text:p>0.979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4.498643-[Train]-Iter</text:p>
          </table:table-cell>
          <table:table-cell/>
          <table:table-cell table:formula="of:=[.F136]+10" office:value-type="float" office:value="1260" calcext:value-type="float">
            <text:p>12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5" calcext:value-type="float">
            <text:p>0.043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6" calcext:value-type="float">
            <text:p>0.980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7" calcext:value-type="float">
            <text:p>0.967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8.712031-[Train]-Iter</text:p>
          </table:table-cell>
          <table:table-cell/>
          <table:table-cell table:formula="of:=[.F137]+10" office:value-type="float" office:value="1270" calcext:value-type="float">
            <text:p>12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03" calcext:value-type="float">
            <text:p>0.050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8" calcext:value-type="float">
            <text:p>0.976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8" calcext:value-type="float">
            <text:p>0.96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3.121226-[Train]-Iter</text:p>
          </table:table-cell>
          <table:table-cell/>
          <table:table-cell table:formula="of:=[.F138]+10" office:value-type="float" office:value="1280" calcext:value-type="float">
            <text:p>12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44" calcext:value-type="float">
            <text:p>0.034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43" calcext:value-type="float">
            <text:p>0.984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7.413294-[Train]-Iter</text:p>
          </table:table-cell>
          <table:table-cell/>
          <table:table-cell table:formula="of:=[.F139]+10" office:value-type="float" office:value="1290" calcext:value-type="float">
            <text:p>12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69" calcext:value-type="float">
            <text:p>0.04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73" calcext:value-type="float">
            <text:p>0.967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1.588102-[Train]-Iter</text:p>
          </table:table-cell>
          <table:table-cell/>
          <table:table-cell table:formula="of:=[.F140]+10" office:value-type="float" office:value="1300" calcext:value-type="float">
            <text:p>13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07" calcext:value-type="float">
            <text:p>0.04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9" calcext:value-type="float">
            <text:p>0.968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5.977989-[Train]-Iter</text:p>
          </table:table-cell>
          <table:table-cell/>
          <table:table-cell table:formula="of:=[.F141]+10" office:value-type="float" office:value="1310" calcext:value-type="float">
            <text:p>13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81" calcext:value-type="float">
            <text:p>0.048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6" calcext:value-type="float">
            <text:p>0.978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31" calcext:value-type="float">
            <text:p>0.963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0.371409-[Train]-Iter</text:p>
          </table:table-cell>
          <table:table-cell/>
          <table:table-cell table:formula="of:=[.F142]+10" office:value-type="float" office:value="1320" calcext:value-type="float">
            <text:p>13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34" calcext:value-type="float">
            <text:p>0.05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55" calcext:value-type="float">
            <text:p>0.975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51" calcext:value-type="float">
            <text:p>0.955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4.681392-[Train]-Iter</text:p>
          </table:table-cell>
          <table:table-cell/>
          <table:table-cell table:formula="of:=[.F143]+10" office:value-type="float" office:value="1330" calcext:value-type="float">
            <text:p>13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5" calcext:value-type="float">
            <text:p>0.041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2" calcext:value-type="float">
            <text:p>0.981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42" calcext:value-type="float">
            <text:p>0.984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9.166893-[Train]-Iter</text:p>
          </table:table-cell>
          <table:table-cell/>
          <table:table-cell table:formula="of:=[.F144]+10" office:value-type="float" office:value="1340" calcext:value-type="float">
            <text:p>13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23" calcext:value-type="float">
            <text:p>0.052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4" calcext:value-type="float">
            <text:p>0.978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74" calcext:value-type="float">
            <text:p>0.987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421040-[Train]-Iter</text:p>
          </table:table-cell>
          <table:table-cell/>
          <table:table-cell table:formula="of:=[.F145]+10" office:value-type="float" office:value="1350" calcext:value-type="float">
            <text:p>13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24" calcext:value-type="float">
            <text:p>0.042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7" calcext:value-type="float">
            <text:p>0.98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8" calcext:value-type="float">
            <text:p>0.972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570180-[Train]-Iter</text:p>
          </table:table-cell>
          <table:table-cell/>
          <table:table-cell table:formula="of:=[.F146]+10" office:value-type="float" office:value="1360" calcext:value-type="float">
            <text:p>13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9" calcext:value-type="float">
            <text:p>0.043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8" calcext:value-type="float">
            <text:p>0.980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2" calcext:value-type="float">
            <text:p>0.974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028026-[Train]-Iter</text:p>
          </table:table-cell>
          <table:table-cell/>
          <table:table-cell table:formula="of:=[.F147]+10" office:value-type="float" office:value="1370" calcext:value-type="float">
            <text:p>13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18" calcext:value-type="float">
            <text:p>0.031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8" calcext:value-type="float">
            <text:p>0.985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8" calcext:value-type="float">
            <text:p>0.9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6.171016-[Train]-Iter</text:p>
          </table:table-cell>
          <table:table-cell/>
          <table:table-cell table:formula="of:=[.F148]+10" office:value-type="float" office:value="1380" calcext:value-type="float">
            <text:p>13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35" calcext:value-type="float">
            <text:p>0.033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5" calcext:value-type="float">
            <text:p>0.985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2" calcext:value-type="float">
            <text:p>0.974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0.310730-[Train]-Iter</text:p>
          </table:table-cell>
          <table:table-cell/>
          <table:table-cell table:formula="of:=[.F149]+10" office:value-type="float" office:value="1390" calcext:value-type="float">
            <text:p>13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94" calcext:value-type="float">
            <text:p>0.049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02" calcext:value-type="float">
            <text:p>0.9602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.901697-[Train]-Iter</text:p>
          </table:table-cell>
          <table:table-cell/>
          <table:table-cell table:formula="of:=[.F150]+10" office:value-type="float" office:value="1400" calcext:value-type="float">
            <text:p>14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8" calcext:value-type="float">
            <text:p>0.03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7" calcext:value-type="float">
            <text:p>0.98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55" calcext:value-type="float">
            <text:p>0.975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9.166223-[Train]-Iter</text:p>
          </table:table-cell>
          <table:table-cell/>
          <table:table-cell table:formula="of:=[.F151]+10" office:value-type="float" office:value="1410" calcext:value-type="float">
            <text:p>14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256" calcext:value-type="float">
            <text:p>0.02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95" calcext:value-type="float">
            <text:p>0.989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88" calcext:value-type="float">
            <text:p>0.988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3.378535-[Train]-Iter</text:p>
          </table:table-cell>
          <table:table-cell/>
          <table:table-cell table:formula="of:=[.F152]+10" office:value-type="float" office:value="1420" calcext:value-type="float">
            <text:p>14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01" calcext:value-type="float">
            <text:p>0.030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9" calcext:value-type="float">
            <text:p>0.98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5" calcext:value-type="float">
            <text:p>0.974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7.908666-[Train]-Iter</text:p>
          </table:table-cell>
          <table:table-cell/>
          <table:table-cell table:formula="of:=[.F153]+10" office:value-type="float" office:value="1430" calcext:value-type="float">
            <text:p>14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9" calcext:value-type="float">
            <text:p>0.039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78" calcext:value-type="float">
            <text:p>0.97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2.258381-[Train]-Iter</text:p>
          </table:table-cell>
          <table:table-cell/>
          <table:table-cell table:formula="of:=[.F154]+10" office:value-type="float" office:value="1440" calcext:value-type="float">
            <text:p>14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1" calcext:value-type="float">
            <text:p>0.03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4" calcext:value-type="float">
            <text:p>0.98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71" calcext:value-type="float">
            <text:p>0.977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.351162-[Train]-Iter</text:p>
          </table:table-cell>
          <table:table-cell/>
          <table:table-cell table:formula="of:=[.F155]+10" office:value-type="float" office:value="1450" calcext:value-type="float">
            <text:p>14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69" calcext:value-type="float">
            <text:p>0.036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7" calcext:value-type="float">
            <text:p>0.982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56" calcext:value-type="float">
            <text:p>0.965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0.816435-[Train]-Iter</text:p>
          </table:table-cell>
          <table:table-cell/>
          <table:table-cell table:formula="of:=[.F156]+10" office:value-type="float" office:value="1460" calcext:value-type="float">
            <text:p>14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12" calcext:value-type="float">
            <text:p>0.031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14" calcext:value-type="float">
            <text:p>0.971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5.176329-[Train]-Iter</text:p>
          </table:table-cell>
          <table:table-cell/>
          <table:table-cell table:formula="of:=[.F157]+10" office:value-type="float" office:value="1470" calcext:value-type="float">
            <text:p>14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57" calcext:value-type="float">
            <text:p>0.03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3" calcext:value-type="float">
            <text:p>0.984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24" calcext:value-type="float">
            <text:p>0.982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9.264969-[Train]-Iter</text:p>
          </table:table-cell>
          <table:table-cell/>
          <table:table-cell table:formula="of:=[.F158]+10" office:value-type="float" office:value="1480" calcext:value-type="float">
            <text:p>14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41" calcext:value-type="float">
            <text:p>0.034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4" calcext:value-type="float">
            <text:p>0.982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" calcext:value-type="float">
            <text:p>0.96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.918784-[Train]-Iter</text:p>
          </table:table-cell>
          <table:table-cell/>
          <table:table-cell table:formula="of:=[.F159]+10" office:value-type="float" office:value="1490" calcext:value-type="float">
            <text:p>14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13" calcext:value-type="float">
            <text:p>0.031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7" calcext:value-type="float">
            <text:p>0.98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6" calcext:value-type="float">
            <text:p>0.972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.996098-[Train]-Iter</text:p>
          </table:table-cell>
          <table:table-cell/>
          <table:table-cell table:formula="of:=[.F160]+10" office:value-type="float" office:value="1500" calcext:value-type="float">
            <text:p>15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6" calcext:value-type="float">
            <text:p>0.039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5" calcext:value-type="float">
            <text:p>0.982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35" calcext:value-type="float">
            <text:p>0.983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4.247146-[Train]-Iter</text:p>
          </table:table-cell>
          <table:table-cell/>
          <table:table-cell table:formula="of:=[.F161]+10" office:value-type="float" office:value="1510" calcext:value-type="float">
            <text:p>15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9" calcext:value-type="float">
            <text:p>0.039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4" calcext:value-type="float">
            <text:p>0.98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5" calcext:value-type="float">
            <text:p>0.979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.646046-[Train]-Iter</text:p>
          </table:table-cell>
          <table:table-cell/>
          <table:table-cell table:formula="of:=[.F162]+10" office:value-type="float" office:value="1520" calcext:value-type="float">
            <text:p>15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7" calcext:value-type="float">
            <text:p>0.03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4" calcext:value-type="float">
            <text:p>0.98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07" calcext:value-type="float">
            <text:p>0.970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.293973-[Train]-Iter</text:p>
          </table:table-cell>
          <table:table-cell/>
          <table:table-cell table:formula="of:=[.F163]+10" office:value-type="float" office:value="1530" calcext:value-type="float">
            <text:p>15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28" calcext:value-type="float">
            <text:p>0.042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8" calcext:value-type="float">
            <text:p>0.974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7.669489-[Train]-Iter</text:p>
          </table:table-cell>
          <table:table-cell/>
          <table:table-cell table:formula="of:=[.F164]+10" office:value-type="float" office:value="1540" calcext:value-type="float">
            <text:p>15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" calcext:value-type="float">
            <text:p>0.04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7" calcext:value-type="float">
            <text:p>0.98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75" calcext:value-type="float">
            <text:p>0.9775</text:p>
          </table:table-cell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.840377-Checkpoint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../../models/seg/pointcnn_seg_raccoon_x8_1024_fps_2019-12-04-14-31-49_6505/ckpts/iter!</text:p>
          </table:table-cell>
          <table:table-cell table:number-columns-repeated="997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2.083262-[Train]-Iter</text:p>
          </table:table-cell>
          <table:table-cell/>
          <table:table-cell table:formula="of:=[.F165]+10" office:value-type="float" office:value="1550" calcext:value-type="float">
            <text:p>15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66" calcext:value-type="float">
            <text:p>0.036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9" calcext:value-type="float">
            <text:p>0.984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85" calcext:value-type="float">
            <text:p>0.9885</text:p>
          </table:table-cell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.536329-[Val</text:p>
          </table:table-cell>
          <table:table-cell/>
          <table:table-cell office:value-type="string" calcext:value-type="string">
            <text:p>]-Average</text:p>
          </table:table-cell>
          <table:table-cell table:number-columns-repeated="6"/>
          <table:table-cell office:value-type="string" calcext:value-type="string">
            <text:p>Loss</text:p>
          </table:table-cell>
          <table:table-cell/>
          <table:table-cell office:value-type="float" office:value="0.0591" calcext:value-type="float">
            <text:p>0.059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8" calcext:value-type="float">
            <text:p>0.977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58" calcext:value-type="float">
            <text:p>0.9758</text:p>
          </table:table-cell>
          <table:table-cell table:number-columns-repeated="979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6.498445-[Train]-Iter</text:p>
          </table:table-cell>
          <table:table-cell/>
          <table:table-cell table:formula="of:=[.F166]+10" office:value-type="float" office:value="1560" calcext:value-type="float">
            <text:p>15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89" calcext:value-type="float">
            <text:p>0.038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2" calcext:value-type="float">
            <text:p>0.982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9" calcext:value-type="float">
            <text:p>0.972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.957473-[Train]-Iter</text:p>
          </table:table-cell>
          <table:table-cell/>
          <table:table-cell table:formula="of:=[.F167]+10" office:value-type="float" office:value="1570" calcext:value-type="float">
            <text:p>15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58" calcext:value-type="float">
            <text:p>0.045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3" calcext:value-type="float">
            <text:p>0.981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7" calcext:value-type="float">
            <text:p>0.969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.114826-[Train]-Iter</text:p>
          </table:table-cell>
          <table:table-cell/>
          <table:table-cell table:formula="of:=[.F168]+10" office:value-type="float" office:value="1580" calcext:value-type="float">
            <text:p>15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57" calcext:value-type="float">
            <text:p>0.035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9" calcext:value-type="float">
            <text:p>0.982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33" calcext:value-type="float">
            <text:p>0.9833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9.727184-[Train]-Iter</text:p>
          </table:table-cell>
          <table:table-cell/>
          <table:table-cell table:formula="of:=[.F169]+10" office:value-type="float" office:value="1590" calcext:value-type="float">
            <text:p>15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278" calcext:value-type="float">
            <text:p>0.027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7" calcext:value-type="float">
            <text:p>0.986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74" calcext:value-type="float">
            <text:p>0.987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.151976-[Train]-Iter</text:p>
          </table:table-cell>
          <table:table-cell/>
          <table:table-cell table:formula="of:=[.F170]+10" office:value-type="float" office:value="1600" calcext:value-type="float">
            <text:p>16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293" calcext:value-type="float">
            <text:p>0.029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8" calcext:value-type="float">
            <text:p>0.97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8.453722-[Train]-Iter</text:p>
          </table:table-cell>
          <table:table-cell/>
          <table:table-cell table:formula="of:=[.F171]+10" office:value-type="float" office:value="1610" calcext:value-type="float">
            <text:p>16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16" calcext:value-type="float">
            <text:p>0.031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4" calcext:value-type="float">
            <text:p>0.98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9" calcext:value-type="float">
            <text:p>0.97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.935809-[Train]-Iter</text:p>
          </table:table-cell>
          <table:table-cell/>
          <table:table-cell table:formula="of:=[.F172]+10" office:value-type="float" office:value="1620" calcext:value-type="float">
            <text:p>16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4" calcext:value-type="float">
            <text:p>0.041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2" calcext:value-type="float">
            <text:p>0.980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5" calcext:value-type="float">
            <text:p>0.972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.183727-[Train]-Iter</text:p>
          </table:table-cell>
          <table:table-cell/>
          <table:table-cell table:formula="of:=[.F173]+10" office:value-type="float" office:value="1630" calcext:value-type="float">
            <text:p>16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6" calcext:value-type="float">
            <text:p>0.97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14" calcext:value-type="float">
            <text:p>0.981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330147-[Train]-Iter</text:p>
          </table:table-cell>
          <table:table-cell/>
          <table:table-cell table:formula="of:=[.F174]+10" office:value-type="float" office:value="1640" calcext:value-type="float">
            <text:p>16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26" calcext:value-type="float">
            <text:p>0.02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65" calcext:value-type="float">
            <text:p>0.9865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683977-[Train]-Iter</text:p>
          </table:table-cell>
          <table:table-cell/>
          <table:table-cell table:formula="of:=[.F175]+10" office:value-type="float" office:value="1650" calcext:value-type="float">
            <text:p>16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59" calcext:value-type="float">
            <text:p>0.035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5" calcext:value-type="float">
            <text:p>0.984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07" calcext:value-type="float">
            <text:p>0.980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930166-[Train]-Iter</text:p>
          </table:table-cell>
          <table:table-cell/>
          <table:table-cell table:formula="of:=[.F176]+10" office:value-type="float" office:value="1660" calcext:value-type="float">
            <text:p>16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09" calcext:value-type="float">
            <text:p>0.040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9" calcext:value-type="float">
            <text:p>0.981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94" calcext:value-type="float">
            <text:p>0.9694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.192983-[Train]-Iter</text:p>
          </table:table-cell>
          <table:table-cell/>
          <table:table-cell table:formula="of:=[.F177]+10" office:value-type="float" office:value="1670" calcext:value-type="float">
            <text:p>16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74" calcext:value-type="float">
            <text:p>0.977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01" calcext:value-type="float">
            <text:p>0.950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8.808787-[Train]-Iter</text:p>
          </table:table-cell>
          <table:table-cell/>
          <table:table-cell table:formula="of:=[.F178]+10" office:value-type="float" office:value="1680" calcext:value-type="float">
            <text:p>168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8" calcext:value-type="float">
            <text:p>0.039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17" calcext:value-type="float">
            <text:p>0.981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28" calcext:value-type="float">
            <text:p>0.962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.955538-[Train]-Iter</text:p>
          </table:table-cell>
          <table:table-cell/>
          <table:table-cell table:formula="of:=[.F179]+10" office:value-type="float" office:value="1690" calcext:value-type="float">
            <text:p>169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33" calcext:value-type="float">
            <text:p>0.043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99" calcext:value-type="float">
            <text:p>0.979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97" calcext:value-type="float">
            <text:p>0.9597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.104285-[Train]-Iter</text:p>
          </table:table-cell>
          <table:table-cell/>
          <table:table-cell table:formula="of:=[.F180]+10" office:value-type="float" office:value="1700" calcext:value-type="float">
            <text:p>170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14" calcext:value-type="float">
            <text:p>0.041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861" calcext:value-type="float">
            <text:p>0.986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1.571420-[Train]-Iter</text:p>
          </table:table-cell>
          <table:table-cell/>
          <table:table-cell table:formula="of:=[.F181]+10" office:value-type="float" office:value="1710" calcext:value-type="float">
            <text:p>171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36" calcext:value-type="float">
            <text:p>0.033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32" calcext:value-type="float">
            <text:p>0.983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61" calcext:value-type="float">
            <text:p>0.9761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5.727305-[Train]-Iter</text:p>
          </table:table-cell>
          <table:table-cell/>
          <table:table-cell table:formula="of:=[.F182]+10" office:value-type="float" office:value="1720" calcext:value-type="float">
            <text:p>172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59" calcext:value-type="float">
            <text:p>0.0459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783" calcext:value-type="float">
            <text:p>0.978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588" calcext:value-type="float">
            <text:p>0.9588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9.867873-[Train]-Iter</text:p>
          </table:table-cell>
          <table:table-cell/>
          <table:table-cell table:formula="of:=[.F183]+10" office:value-type="float" office:value="1730" calcext:value-type="float">
            <text:p>173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2" calcext:value-type="float">
            <text:p>0.039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25" calcext:value-type="float">
            <text:p>0.9825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79" calcext:value-type="float">
            <text:p>0.977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4.365033-[Train]-Iter</text:p>
          </table:table-cell>
          <table:table-cell/>
          <table:table-cell table:formula="of:=[.F184]+10" office:value-type="float" office:value="1740" calcext:value-type="float">
            <text:p>174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423" calcext:value-type="float">
            <text:p>0.0423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2" calcext:value-type="float">
            <text:p>0.9802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69" calcext:value-type="float">
            <text:p>0.9769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.925689-[Train]-Iter</text:p>
          </table:table-cell>
          <table:table-cell/>
          <table:table-cell table:formula="of:=[.F185]+10" office:value-type="float" office:value="1750" calcext:value-type="float">
            <text:p>175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54" calcext:value-type="float">
            <text:p>0.9854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26" calcext:value-type="float">
            <text:p>0.9726</text:p>
          </table:table-cell>
          <table:table-cell table:number-columns-repeated="1004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.921335-[Train]-Iter</text:p>
          </table:table-cell>
          <table:table-cell/>
          <table:table-cell table:formula="of:=[.F186]+10" office:value-type="float" office:value="1760" calcext:value-type="float">
            <text:p>176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288" calcext:value-type="float">
            <text:p>0.0288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61" calcext:value-type="float">
            <text:p>0.9861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689" calcext:value-type="float">
            <text:p>0.9689</text:p>
          </table:table-cell>
          <table:table-cell table:number-columns-repeated="1004"/>
        </table:table-row>
        <table:table-row table:style-name="ro2">
          <table:table-cell table:style-name="ce1" office:value-type="date" office:date-value="2019-12-04" calcext:value-type="date">
            <text:p>2019-12-0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.578963-[Train]-Iter</text:p>
          </table:table-cell>
          <table:table-cell/>
          <table:table-cell table:formula="of:=[.F187]+10" office:value-type="float" office:value="1770" calcext:value-type="float">
            <text:p>1770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float" office:value="0.0396" calcext:value-type="float">
            <text:p>0.0396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Acc</text:p>
          </table:table-cell>
          <table:table-cell/>
          <table:table-cell office:value-type="float" office:value="0.9807" calcext:value-type="float">
            <text:p>0.9807</text:p>
          </table:table-cell>
          <table:table-cell/>
          <table:table-cell office:value-type="string" calcext:value-type="string">
            <text:p>T-1</text:p>
          </table:table-cell>
          <table:table-cell office:value-type="string" calcext:value-type="string">
            <text:p>mAcc</text:p>
          </table:table-cell>
          <table:table-cell/>
          <table:table-cell office:value-type="float" office:value="0.9743" calcext:value-type="float">
            <text:p>0.9743</text:p>
          </table:table-cell>
          <table:table-cell table:number-columns-repeated="1004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 office:value-type="date" office:date-value="2019-12-04" calcext:value-type="date">
            <text:p>2019-12-04</text:p>
          </table:table-cell>
          <table:table-cell office:value-type="string" calcext:value-type="string">
            <text:p>EVALU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verage Total IOU</text:p>
          </table:table-cell>
          <table:table-cell office:value-type="float" office:value="0.945415908413589" calcext:value-type="float">
            <text:p>0.945415908413589</text:p>
          </table:table-cell>
          <table:table-cell table:number-columns-repeated="1021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" style:font-family-asian="'Noto Sans CJK SC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-00-00</text:date>, <text:time style:data-style-name="N2" text:time-value="10:35:52.821439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Petluk</meta:initial-creator>
    <meta:editing-cycles>4</meta:editing-cycles>
    <meta:creation-date>2019-12-04T14:45:33</meta:creation-date>
    <dc:date>2021-05-14T10:38:35.823248998</dc:date>
    <meta:editing-duration>PT25M56S</meta:editing-duration>
    <meta:generator>LibreOffice/6.0.7.3$Linux_X86_64 LibreOffice_project/00m0$Build-3</meta:generator>
    <meta:document-statistic meta:table-count="1" meta:cell-count="243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270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437cm" svg:height="7.574cm" xlink:href=".." xlink:type="simple" chart:class="chart:line" chart:style-name="ch1">
        <chart:title svg:x="0.758cm" svg:y="0.286cm" chart:style-name="ch2">
          <text:p>PointCNN Learning Accuracy over Iteration</text:p>
        </chart:title>
        <chart:legend chart:legend-position="bottom" svg:x="2.567cm" svg:y="7.002cm" style:legend-expansion="wide" chart:style-name="ch3"/>
        <chart:plot-area chart:style-name="ch4" table:cell-range-address="Sheet1.F11:Sheet1.F188 Sheet1.J11:Sheet1.J188 Sheet1.O11:Sheet1.O188 Sheet1.T11:Sheet1.T188" chart:data-source-has-labels="both" svg:x="1.308cm" svg:y="1.316cm" svg:width="10.881cm" svg:height="4.321cm">
          <chartooo:coordinate-region svg:x="1.938cm" svg:y="1.502cm" svg:width="10.182cm" svg:height="3.187cm"/>
          <chart:axis chart:dimension="x" chart:name="primary-x" chart:style-name="ch5" chartooo:axis-type="auto">
            <chartooo:date-scale/>
            <chart:title svg:x="5.956cm" svg:y="5.789cm" chart:style-name="ch6">
              <text:p>Iteration</text:p>
            </chart:title>
            <chart:categories table:cell-range-address="Sheet1.F11:Sheet1.F188"/>
          </chart:axis>
          <chart:axis chart:dimension="y" chart:name="primary-y" chart:style-name="ch7">
            <chart:title svg:x="0.451cm" svg:y="4.321cm" chart:style-name="ch8">
              <text:p>Accuracy</text:p>
            </chart:title>
            <chart:grid chart:style-name="ch9" chart:class="major"/>
          </chart:axis>
          <chart:series chart:style-name="ch10" chart:values-cell-range-address="Sheet1.J11:Sheet1.J188" loext:label-string="&quot;Loss&quot;" chart:class="chart:line">
            <chart:data-point chart:repeated="178"/>
          </chart:series>
          <chart:series chart:style-name="ch11" chart:values-cell-range-address="Sheet1.O11:Sheet1.O188" loext:label-string="&quot;Accuracy&quot;" chart:class="chart:line">
            <chart:data-point chart:repeated="178"/>
          </chart:series>
          <chart:series chart:style-name="ch12" chart:values-cell-range-address="Sheet1.T11:Sheet1.T188" loext:label-string="&quot;mAccuracy&quot;" chart:class="chart:line">
            <chart:data-point chart:repeated="17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Accuracy</text:p>
              </table:table-cell>
              <table:table-cell office:value-type="string">
                <text:p>mAccurac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11:Sheet1.F188</svg:desc>
                </draw:g>
              </table:table-cell>
              <table:table-cell office:value-type="float" office:value="2.1562">
                <text:p>2.1562</text:p>
                <draw:g>
                  <svg:desc>Sheet1.J11:Sheet1.J188</svg:desc>
                </draw:g>
              </table:table-cell>
              <table:table-cell office:value-type="float" office:value="0.2788">
                <text:p>0.2788</text:p>
                <draw:g>
                  <svg:desc>Sheet1.O11:Sheet1.O188</svg:desc>
                </draw:g>
              </table:table-cell>
              <table:table-cell office:value-type="float" office:value="0.2536">
                <text:p>0.2536</text:p>
                <draw:g>
                  <svg:desc>Sheet1.T11:Sheet1.T18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156">
                <text:p>1.2156</text:p>
              </table:table-cell>
              <table:table-cell office:value-type="float" office:value="0.5667">
                <text:p>0.5667</text:p>
              </table:table-cell>
              <table:table-cell office:value-type="float" office:value="0.3714">
                <text:p>0.37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521">
                <text:p>0.6521</text:p>
              </table:table-cell>
              <table:table-cell office:value-type="float" office:value="0.8162">
                <text:p>0.8162</text:p>
              </table:table-cell>
              <table:table-cell office:value-type="float" office:value="0.5807">
                <text:p>0.58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763">
                <text:p>0.3763</text:p>
              </table:table-cell>
              <table:table-cell office:value-type="float" office:value="0.8953">
                <text:p>0.8953</text:p>
              </table:table-cell>
              <table:table-cell office:value-type="float" office:value="0.7549">
                <text:p>0.75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05">
                <text:p>0.3505</text:p>
              </table:table-cell>
              <table:table-cell office:value-type="float" office:value="0.8885">
                <text:p>0.8885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689">
                <text:p>0.2689</text:p>
              </table:table-cell>
              <table:table-cell office:value-type="float" office:value="0.9108">
                <text:p>0.9108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948">
                <text:p>0.1948</text:p>
              </table:table-cell>
              <table:table-cell office:value-type="float" office:value="0.9353">
                <text:p>0.9353</text:p>
              </table:table-cell>
              <table:table-cell office:value-type="float" office:value="0.8875">
                <text:p>0.88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555">
                <text:p>0.1555</text:p>
              </table:table-cell>
              <table:table-cell office:value-type="float" office:value="0.9454">
                <text:p>0.9454</text:p>
              </table:table-cell>
              <table:table-cell office:value-type="float" office:value="0.8982">
                <text:p>0.89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36">
                <text:p>0.1336</text:p>
              </table:table-cell>
              <table:table-cell office:value-type="float" office:value="0.9575">
                <text:p>0.9575</text:p>
              </table:table-cell>
              <table:table-cell office:value-type="float" office:value="0.9123">
                <text:p>0.91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7">
                <text:p>0.117</text:p>
              </table:table-cell>
              <table:table-cell office:value-type="float" office:value="0.9598">
                <text:p>0.9598</text:p>
              </table:table-cell>
              <table:table-cell office:value-type="float" office:value="0.9163">
                <text:p>0.91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93">
                <text:p>0.0893</text:p>
              </table:table-cell>
              <table:table-cell office:value-type="float" office:value="0.9684">
                <text:p>0.9684</text:p>
              </table:table-cell>
              <table:table-cell office:value-type="float" office:value="0.9409">
                <text:p>0.94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834">
                <text:p>0.0834</text:p>
              </table:table-cell>
              <table:table-cell office:value-type="float" office:value="0.9695">
                <text:p>0.9695</text:p>
              </table:table-cell>
              <table:table-cell office:value-type="float" office:value="0.9491">
                <text:p>0.949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917">
                <text:p>0.0917</text:p>
              </table:table-cell>
              <table:table-cell office:value-type="float" office:value="0.9674">
                <text:p>0.9674</text:p>
              </table:table-cell>
              <table:table-cell office:value-type="float" office:value="0.9517">
                <text:p>0.95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965">
                <text:p>0.0965</text:p>
              </table:table-cell>
              <table:table-cell office:value-type="float" office:value="0.9637">
                <text:p>0.963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887">
                <text:p>0.0887</text:p>
              </table:table-cell>
              <table:table-cell office:value-type="float" office:value="0.967">
                <text:p>0.967</text:p>
              </table:table-cell>
              <table:table-cell office:value-type="float" office:value="0.9512">
                <text:p>0.95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817">
                <text:p>0.0817</text:p>
              </table:table-cell>
              <table:table-cell office:value-type="float" office:value="0.969">
                <text:p>0.969</text:p>
              </table:table-cell>
              <table:table-cell office:value-type="float" office:value="0.9397">
                <text:p>0.93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816">
                <text:p>0.0816</text:p>
              </table:table-cell>
              <table:table-cell office:value-type="float" office:value="0.9691">
                <text:p>0.9691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  <table:table-cell office:value-type="float" office:value="0.958">
                <text:p>0.958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707">
                <text:p>0.0707</text:p>
              </table:table-cell>
              <table:table-cell office:value-type="float" office:value="0.9712">
                <text:p>0.9712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688">
                <text:p>0.0688</text:p>
              </table:table-cell>
              <table:table-cell office:value-type="float" office:value="0.9734">
                <text:p>0.9734</text:p>
              </table:table-cell>
              <table:table-cell office:value-type="float" office:value="0.9592">
                <text:p>0.95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7">
                <text:p>0.077</text:p>
              </table:table-cell>
              <table:table-cell office:value-type="float" office:value="0.9673">
                <text:p>0.9673</text:p>
              </table:table-cell>
              <table:table-cell office:value-type="float" office:value="0.9411">
                <text:p>0.94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004">
                <text:p>0.1004</text:p>
              </table:table-cell>
              <table:table-cell office:value-type="float" office:value="0.9597">
                <text:p>0.9597</text:p>
              </table:table-cell>
              <table:table-cell office:value-type="float" office:value="0.9402">
                <text:p>0.94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29">
                <text:p>0.0629</text:p>
              </table:table-cell>
              <table:table-cell office:value-type="float" office:value="0.9751">
                <text:p>0.9751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969">
                <text:p>0.0969</text:p>
              </table:table-cell>
              <table:table-cell office:value-type="float" office:value="0.9634">
                <text:p>0.9634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322">
                <text:p>0.0322</text:p>
              </table:table-cell>
              <table:table-cell office:value-type="float" office:value="0.9873">
                <text:p>0.9873</text:p>
              </table:table-cell>
              <table:table-cell office:value-type="float" office:value="0.9707">
                <text:p>0.97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72">
                <text:p>0.0772</text:p>
              </table:table-cell>
              <table:table-cell office:value-type="float" office:value="0.9695">
                <text:p>0.9695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693">
                <text:p>0.0693</text:p>
              </table:table-cell>
              <table:table-cell office:value-type="float" office:value="0.9716">
                <text:p>0.9716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722">
                <text:p>0.0722</text:p>
              </table:table-cell>
              <table:table-cell office:value-type="float" office:value="0.9713">
                <text:p>0.971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744">
                <text:p>0.0744</text:p>
              </table:table-cell>
              <table:table-cell office:value-type="float" office:value="0.9696">
                <text:p>0.9696</text:p>
              </table:table-cell>
              <table:table-cell office:value-type="float" office:value="0.9699">
                <text:p>0.969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739">
                <text:p>0.0739</text:p>
              </table:table-cell>
              <table:table-cell office:value-type="float" office:value="0.9691">
                <text:p>0.9691</text:p>
              </table:table-cell>
              <table:table-cell office:value-type="float" office:value="0.9572">
                <text:p>0.95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537">
                <text:p>0.0537</text:p>
              </table:table-cell>
              <table:table-cell office:value-type="float" office:value="0.9785">
                <text:p>0.9785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591">
                <text:p>0.0591</text:p>
              </table:table-cell>
              <table:table-cell office:value-type="float" office:value="0.9767">
                <text:p>0.9767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606">
                <text:p>0.0606</text:p>
              </table:table-cell>
              <table:table-cell office:value-type="float" office:value="0.9756">
                <text:p>0.9756</text:p>
              </table:table-cell>
              <table:table-cell office:value-type="float" office:value="0.9529">
                <text:p>0.952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741">
                <text:p>0.0741</text:p>
              </table:table-cell>
              <table:table-cell office:value-type="float" office:value="0.9702">
                <text:p>0.9702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672">
                <text:p>0.0672</text:p>
              </table:table-cell>
              <table:table-cell office:value-type="float" office:value="0.9723">
                <text:p>0.9723</text:p>
              </table:table-cell>
              <table:table-cell office:value-type="float" office:value="0.9513">
                <text:p>0.95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54">
                <text:p>0.054</text:p>
              </table:table-cell>
              <table:table-cell office:value-type="float" office:value="0.976">
                <text:p>0.976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532">
                <text:p>0.0532</text:p>
              </table:table-cell>
              <table:table-cell office:value-type="float" office:value="0.9792">
                <text:p>0.9792</text:p>
              </table:table-cell>
              <table:table-cell office:value-type="float" office:value="0.9579">
                <text:p>0.957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604">
                <text:p>0.0604</text:p>
              </table:table-cell>
              <table:table-cell office:value-type="float" office:value="0.9747">
                <text:p>0.9747</text:p>
              </table:table-cell>
              <table:table-cell office:value-type="float" office:value="0.9553">
                <text:p>0.95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523">
                <text:p>0.0523</text:p>
              </table:table-cell>
              <table:table-cell office:value-type="float" office:value="0.9772">
                <text:p>0.9772</text:p>
              </table:table-cell>
              <table:table-cell office:value-type="float" office:value="0.9671">
                <text:p>0.967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572">
                <text:p>0.0572</text:p>
              </table:table-cell>
              <table:table-cell office:value-type="float" office:value="0.9761">
                <text:p>0.9761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31">
                <text:p>0.0631</text:p>
              </table:table-cell>
              <table:table-cell office:value-type="float" office:value="0.9733">
                <text:p>0.9733</text:p>
              </table:table-cell>
              <table:table-cell office:value-type="float" office:value="0.9607">
                <text:p>0.960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655">
                <text:p>0.0655</text:p>
              </table:table-cell>
              <table:table-cell office:value-type="float" office:value="0.9761">
                <text:p>0.976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479">
                <text:p>0.0479</text:p>
              </table:table-cell>
              <table:table-cell office:value-type="float" office:value="0.9813">
                <text:p>0.9813</text:p>
              </table:table-cell>
              <table:table-cell office:value-type="float" office:value="0.9646">
                <text:p>0.96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56">
                <text:p>0.056</text:p>
              </table:table-cell>
              <table:table-cell office:value-type="float" office:value="0.9763">
                <text:p>0.9763</text:p>
              </table:table-cell>
              <table:table-cell office:value-type="float" office:value="0.9697">
                <text:p>0.969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611">
                <text:p>0.0611</text:p>
              </table:table-cell>
              <table:table-cell office:value-type="float" office:value="0.9731">
                <text:p>0.9731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54">
                <text:p>0.054</text:p>
              </table:table-cell>
              <table:table-cell office:value-type="float" office:value="0.9777">
                <text:p>0.9777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498">
                <text:p>0.0498</text:p>
              </table:table-cell>
              <table:table-cell office:value-type="float" office:value="0.9783">
                <text:p>0.9783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594">
                <text:p>0.0594</text:p>
              </table:table-cell>
              <table:table-cell office:value-type="float" office:value="0.975">
                <text:p>0.975</text:p>
              </table:table-cell>
              <table:table-cell office:value-type="float" office:value="0.9564">
                <text:p>0.956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411">
                <text:p>0.0411</text:p>
              </table:table-cell>
              <table:table-cell office:value-type="float" office:value="0.9861">
                <text:p>0.9861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657">
                <text:p>0.0657</text:p>
              </table:table-cell>
              <table:table-cell office:value-type="float" office:value="0.9746">
                <text:p>0.9746</text:p>
              </table:table-cell>
              <table:table-cell office:value-type="float" office:value="0.9638">
                <text:p>0.963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5">
                <text:p>0.0575</text:p>
              </table:table-cell>
              <table:table-cell office:value-type="float" office:value="0.9735">
                <text:p>0.9735</text:p>
              </table:table-cell>
              <table:table-cell office:value-type="float" office:value="0.9619">
                <text:p>0.961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438">
                <text:p>0.0438</text:p>
              </table:table-cell>
              <table:table-cell office:value-type="float" office:value="0.9824">
                <text:p>0.9824</text:p>
              </table:table-cell>
              <table:table-cell office:value-type="float" office:value="0.9671">
                <text:p>0.967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593">
                <text:p>0.0593</text:p>
              </table:table-cell>
              <table:table-cell office:value-type="float" office:value="0.9731">
                <text:p>0.9731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506">
                <text:p>0.0506</text:p>
              </table:table-cell>
              <table:table-cell office:value-type="float" office:value="0.9796">
                <text:p>0.9796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412">
                <text:p>0.0412</text:p>
              </table:table-cell>
              <table:table-cell office:value-type="float" office:value="0.9819">
                <text:p>0.9819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253">
                <text:p>0.0253</text:p>
              </table:table-cell>
              <table:table-cell office:value-type="float" office:value="0.9893">
                <text:p>0.9893</text:p>
              </table:table-cell>
              <table:table-cell office:value-type="float" office:value="0.9769">
                <text:p>0.976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488">
                <text:p>0.0488</text:p>
              </table:table-cell>
              <table:table-cell office:value-type="float" office:value="0.9808">
                <text:p>0.9808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517">
                <text:p>0.0517</text:p>
              </table:table-cell>
              <table:table-cell office:value-type="float" office:value="0.9783">
                <text:p>0.9783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476">
                <text:p>0.0476</text:p>
              </table:table-cell>
              <table:table-cell office:value-type="float" office:value="0.9794">
                <text:p>0.9794</text:p>
              </table:table-cell>
              <table:table-cell office:value-type="float" office:value="0.9713">
                <text:p>0.971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435">
                <text:p>0.0435</text:p>
              </table:table-cell>
              <table:table-cell office:value-type="float" office:value="0.9808">
                <text:p>0.9808</text:p>
              </table:table-cell>
              <table:table-cell office:value-type="float" office:value="0.9686">
                <text:p>0.96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622">
                <text:p>0.0622</text:p>
              </table:table-cell>
              <table:table-cell office:value-type="float" office:value="0.9746">
                <text:p>0.9746</text:p>
              </table:table-cell>
              <table:table-cell office:value-type="float" office:value="0.9743">
                <text:p>0.974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486">
                <text:p>0.0486</text:p>
              </table:table-cell>
              <table:table-cell office:value-type="float" office:value="0.9799">
                <text:p>0.9799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77">
                <text:p>0.077</text:p>
              </table:table-cell>
              <table:table-cell office:value-type="float" office:value="0.9702">
                <text:p>0.9702</text:p>
              </table:table-cell>
              <table:table-cell office:value-type="float" office:value="0.9478">
                <text:p>0.947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596">
                <text:p>0.0596</text:p>
              </table:table-cell>
              <table:table-cell office:value-type="float" office:value="0.9755">
                <text:p>0.9755</text:p>
              </table:table-cell>
              <table:table-cell office:value-type="float" office:value="0.9559">
                <text:p>0.95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669">
                <text:p>0.0669</text:p>
              </table:table-cell>
              <table:table-cell office:value-type="float" office:value="0.9708">
                <text:p>0.9708</text:p>
              </table:table-cell>
              <table:table-cell office:value-type="float" office:value="0.9489">
                <text:p>0.948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51">
                <text:p>0.0551</text:p>
              </table:table-cell>
              <table:table-cell office:value-type="float" office:value="0.9774">
                <text:p>0.9774</text:p>
              </table:table-cell>
              <table:table-cell office:value-type="float" office:value="0.9545">
                <text:p>0.954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505">
                <text:p>0.0505</text:p>
              </table:table-cell>
              <table:table-cell office:value-type="float" office:value="0.9789">
                <text:p>0.9789</text:p>
              </table:table-cell>
              <table:table-cell office:value-type="float" office:value="0.9586">
                <text:p>0.958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53">
                <text:p>0.053</text:p>
              </table:table-cell>
              <table:table-cell office:value-type="float" office:value="0.9771">
                <text:p>0.9771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588">
                <text:p>0.0588</text:p>
              </table:table-cell>
              <table:table-cell office:value-type="float" office:value="0.974">
                <text:p>0.974</text:p>
              </table:table-cell>
              <table:table-cell office:value-type="float" office:value="0.9556">
                <text:p>0.955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387">
                <text:p>0.0387</text:p>
              </table:table-cell>
              <table:table-cell office:value-type="float" office:value="0.9849">
                <text:p>0.9849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491">
                <text:p>0.0491</text:p>
              </table:table-cell>
              <table:table-cell office:value-type="float" office:value="0.9801">
                <text:p>0.9801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456">
                <text:p>0.0456</text:p>
              </table:table-cell>
              <table:table-cell office:value-type="float" office:value="0.9808">
                <text:p>0.9808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428">
                <text:p>0.0428</text:p>
              </table:table-cell>
              <table:table-cell office:value-type="float" office:value="0.9819">
                <text:p>0.9819</text:p>
              </table:table-cell>
              <table:table-cell office:value-type="float" office:value="0.9716">
                <text:p>0.971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526">
                <text:p>0.0526</text:p>
              </table:table-cell>
              <table:table-cell office:value-type="float" office:value="0.9775">
                <text:p>0.9775</text:p>
              </table:table-cell>
              <table:table-cell office:value-type="float" office:value="0.9622">
                <text:p>0.962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728">
                <text:p>0.0728</text:p>
              </table:table-cell>
              <table:table-cell office:value-type="float" office:value="0.9707">
                <text:p>0.9707</text:p>
              </table:table-cell>
              <table:table-cell office:value-type="float" office:value="0.9811">
                <text:p>0.98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464">
                <text:p>0.0464</text:p>
              </table:table-cell>
              <table:table-cell office:value-type="float" office:value="0.9797">
                <text:p>0.9797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441">
                <text:p>0.0441</text:p>
              </table:table-cell>
              <table:table-cell office:value-type="float" office:value="0.9821">
                <text:p>0.9821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43">
                <text:p>0.043</text:p>
              </table:table-cell>
              <table:table-cell office:value-type="float" office:value="0.9817">
                <text:p>0.9817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456">
                <text:p>0.0456</text:p>
              </table:table-cell>
              <table:table-cell office:value-type="float" office:value="0.98">
                <text:p>0.98</text:p>
              </table:table-cell>
              <table:table-cell office:value-type="float" office:value="0.9764">
                <text:p>0.976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551">
                <text:p>0.0551</text:p>
              </table:table-cell>
              <table:table-cell office:value-type="float" office:value="0.9741">
                <text:p>0.9741</text:p>
              </table:table-cell>
              <table:table-cell office:value-type="float" office:value="0.9564">
                <text:p>0.95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461">
                <text:p>0.0461</text:p>
              </table:table-cell>
              <table:table-cell office:value-type="float" office:value="0.9788">
                <text:p>0.9788</text:p>
              </table:table-cell>
              <table:table-cell office:value-type="float" office:value="0.9697">
                <text:p>0.969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439">
                <text:p>0.0439</text:p>
              </table:table-cell>
              <table:table-cell office:value-type="float" office:value="0.9807">
                <text:p>0.9807</text:p>
              </table:table-cell>
              <table:table-cell office:value-type="float" office:value="0.9698">
                <text:p>0.969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307">
                <text:p>0.0307</text:p>
              </table:table-cell>
              <table:table-cell office:value-type="float" office:value="0.9865">
                <text:p>0.9865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493">
                <text:p>0.0493</text:p>
              </table:table-cell>
              <table:table-cell office:value-type="float" office:value="0.9769">
                <text:p>0.9769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481">
                <text:p>0.0481</text:p>
              </table:table-cell>
              <table:table-cell office:value-type="float" office:value="0.9794">
                <text:p>0.9794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418">
                <text:p>0.0418</text:p>
              </table:table-cell>
              <table:table-cell office:value-type="float" office:value="0.9808">
                <text:p>0.9808</text:p>
              </table:table-cell>
              <table:table-cell office:value-type="float" office:value="0.9671">
                <text:p>0.967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523">
                <text:p>0.0523</text:p>
              </table:table-cell>
              <table:table-cell office:value-type="float" office:value="0.978">
                <text:p>0.978</text:p>
              </table:table-cell>
              <table:table-cell office:value-type="float" office:value="0.9503">
                <text:p>0.950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322">
                <text:p>0.0322</text:p>
              </table:table-cell>
              <table:table-cell office:value-type="float" office:value="0.9863">
                <text:p>0.9863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659">
                <text:p>0.0659</text:p>
              </table:table-cell>
              <table:table-cell office:value-type="float" office:value="0.9723">
                <text:p>0.9723</text:p>
              </table:table-cell>
              <table:table-cell office:value-type="float" office:value="0.9581">
                <text:p>0.958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493">
                <text:p>0.0493</text:p>
              </table:table-cell>
              <table:table-cell office:value-type="float" office:value="0.9775">
                <text:p>0.9775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574">
                <text:p>0.0574</text:p>
              </table:table-cell>
              <table:table-cell office:value-type="float" office:value="0.9767">
                <text:p>0.9767</text:p>
              </table:table-cell>
              <table:table-cell office:value-type="float" office:value="0.9522">
                <text:p>0.952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471">
                <text:p>0.0471</text:p>
              </table:table-cell>
              <table:table-cell office:value-type="float" office:value="0.9792">
                <text:p>0.9792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402">
                <text:p>0.0402</text:p>
              </table:table-cell>
              <table:table-cell office:value-type="float" office:value="0.9811">
                <text:p>0.9811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403">
                <text:p>0.0403</text:p>
              </table:table-cell>
              <table:table-cell office:value-type="float" office:value="0.9828">
                <text:p>0.9828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505">
                <text:p>0.0505</text:p>
              </table:table-cell>
              <table:table-cell office:value-type="float" office:value="0.9772">
                <text:p>0.9772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506">
                <text:p>0.0506</text:p>
              </table:table-cell>
              <table:table-cell office:value-type="float" office:value="0.9772">
                <text:p>0.9772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38">
                <text:p>0.038</text:p>
              </table:table-cell>
              <table:table-cell office:value-type="float" office:value="0.9825">
                <text:p>0.9825</text:p>
              </table:table-cell>
              <table:table-cell office:value-type="float" office:value="0.9669">
                <text:p>0.966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369">
                <text:p>0.0369</text:p>
              </table:table-cell>
              <table:table-cell office:value-type="float" office:value="0.9841">
                <text:p>0.9841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39">
                <text:p>0.039</text:p>
              </table:table-cell>
              <table:table-cell office:value-type="float" office:value="0.9834">
                <text:p>0.9834</text:p>
              </table:table-cell>
              <table:table-cell office:value-type="float" office:value="0.9742">
                <text:p>0.974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517">
                <text:p>0.0517</text:p>
              </table:table-cell>
              <table:table-cell office:value-type="float" office:value="0.9755">
                <text:p>0.9755</text:p>
              </table:table-cell>
              <table:table-cell office:value-type="float" office:value="0.9683">
                <text:p>0.96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54">
                <text:p>0.0354</text:p>
              </table:table-cell>
              <table:table-cell office:value-type="float" office:value="0.984">
                <text:p>0.984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604">
                <text:p>0.0604</text:p>
              </table:table-cell>
              <table:table-cell office:value-type="float" office:value="0.9742">
                <text:p>0.9742</text:p>
              </table:table-cell>
              <table:table-cell office:value-type="float" office:value="0.9545">
                <text:p>0.954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415">
                <text:p>0.0415</text:p>
              </table:table-cell>
              <table:table-cell office:value-type="float" office:value="0.9819">
                <text:p>0.9819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385">
                <text:p>0.0385</text:p>
              </table:table-cell>
              <table:table-cell office:value-type="float" office:value="0.984">
                <text:p>0.984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435">
                <text:p>0.0435</text:p>
              </table:table-cell>
              <table:table-cell office:value-type="float" office:value="0.98">
                <text:p>0.98</text:p>
              </table:table-cell>
              <table:table-cell office:value-type="float" office:value="0.9715">
                <text:p>0.971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37">
                <text:p>0.037</text:p>
              </table:table-cell>
              <table:table-cell office:value-type="float" office:value="0.985">
                <text:p>0.985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393">
                <text:p>0.0393</text:p>
              </table:table-cell>
              <table:table-cell office:value-type="float" office:value="0.983">
                <text:p>0.983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431">
                <text:p>0.0431</text:p>
              </table:table-cell>
              <table:table-cell office:value-type="float" office:value="0.9802">
                <text:p>0.9802</text:p>
              </table:table-cell>
              <table:table-cell office:value-type="float" office:value="0.9594">
                <text:p>0.959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341">
                <text:p>0.0341</text:p>
              </table:table-cell>
              <table:table-cell office:value-type="float" office:value="0.9852">
                <text:p>0.9852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337">
                <text:p>0.0337</text:p>
              </table:table-cell>
              <table:table-cell office:value-type="float" office:value="0.9857">
                <text:p>0.9857</text:p>
              </table:table-cell>
              <table:table-cell office:value-type="float" office:value="0.9728">
                <text:p>0.97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74">
                <text:p>0.0674</text:p>
              </table:table-cell>
              <table:table-cell office:value-type="float" office:value="0.9695">
                <text:p>0.9695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345">
                <text:p>0.0345</text:p>
              </table:table-cell>
              <table:table-cell office:value-type="float" office:value="0.9856">
                <text:p>0.9856</text:p>
              </table:table-cell>
              <table:table-cell office:value-type="float" office:value="0.9834">
                <text:p>0.983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482">
                <text:p>0.0482</text:p>
              </table:table-cell>
              <table:table-cell office:value-type="float" office:value="0.9777">
                <text:p>0.9777</text:p>
              </table:table-cell>
              <table:table-cell office:value-type="float" office:value="0.9778">
                <text:p>0.977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472">
                <text:p>0.0472</text:p>
              </table:table-cell>
              <table:table-cell office:value-type="float" office:value="0.9797">
                <text:p>0.9797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379">
                <text:p>0.0379</text:p>
              </table:table-cell>
              <table:table-cell office:value-type="float" office:value="0.9833">
                <text:p>0.9833</text:p>
              </table:table-cell>
              <table:table-cell office:value-type="float" office:value="0.9778">
                <text:p>0.977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446">
                <text:p>0.0446</text:p>
              </table:table-cell>
              <table:table-cell office:value-type="float" office:value="0.9813">
                <text:p>0.9813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454">
                <text:p>0.0454</text:p>
              </table:table-cell>
              <table:table-cell office:value-type="float" office:value="0.9806">
                <text:p>0.9806</text:p>
              </table:table-cell>
              <table:table-cell office:value-type="float" office:value="0.9745">
                <text:p>0.974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522">
                <text:p>0.0522</text:p>
              </table:table-cell>
              <table:table-cell office:value-type="float" office:value="0.979">
                <text:p>0.979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427">
                <text:p>0.0427</text:p>
              </table:table-cell>
              <table:table-cell office:value-type="float" office:value="0.9817">
                <text:p>0.9817</text:p>
              </table:table-cell>
              <table:table-cell office:value-type="float" office:value="0.9685">
                <text:p>0.968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442">
                <text:p>0.0442</text:p>
              </table:table-cell>
              <table:table-cell office:value-type="float" office:value="0.9811">
                <text:p>0.9811</text:p>
              </table:table-cell>
              <table:table-cell office:value-type="float" office:value="0.9633">
                <text:p>0.963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558">
                <text:p>0.0558</text:p>
              </table:table-cell>
              <table:table-cell office:value-type="float" office:value="0.9767">
                <text:p>0.9767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468">
                <text:p>0.0468</text:p>
              </table:table-cell>
              <table:table-cell office:value-type="float" office:value="0.9801">
                <text:p>0.9801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321">
                <text:p>0.0321</text:p>
              </table:table-cell>
              <table:table-cell office:value-type="float" office:value="0.9857">
                <text:p>0.9857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339">
                <text:p>0.0339</text:p>
              </table:table-cell>
              <table:table-cell office:value-type="float" office:value="0.9854">
                <text:p>0.9854</text:p>
              </table:table-cell>
              <table:table-cell office:value-type="float" office:value="0.9749">
                <text:p>0.974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356">
                <text:p>0.0356</text:p>
              </table:table-cell>
              <table:table-cell office:value-type="float" office:value="0.9835">
                <text:p>0.9835</text:p>
              </table:table-cell>
              <table:table-cell office:value-type="float" office:value="0.9631">
                <text:p>0.963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362">
                <text:p>0.0362</text:p>
              </table:table-cell>
              <table:table-cell office:value-type="float" office:value="0.9851">
                <text:p>0.9851</text:p>
              </table:table-cell>
              <table:table-cell office:value-type="float" office:value="0.9794">
                <text:p>0.979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435">
                <text:p>0.0435</text:p>
              </table:table-cell>
              <table:table-cell office:value-type="float" office:value="0.9806">
                <text:p>0.9806</text:p>
              </table:table-cell>
              <table:table-cell office:value-type="float" office:value="0.9677">
                <text:p>0.9677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503">
                <text:p>0.0503</text:p>
              </table:table-cell>
              <table:table-cell office:value-type="float" office:value="0.9768">
                <text:p>0.9768</text:p>
              </table:table-cell>
              <table:table-cell office:value-type="float" office:value="0.9678">
                <text:p>0.96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344">
                <text:p>0.0344</text:p>
              </table:table-cell>
              <table:table-cell office:value-type="float" office:value="0.986">
                <text:p>0.986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469">
                <text:p>0.0469</text:p>
              </table:table-cell>
              <table:table-cell office:value-type="float" office:value="0.978">
                <text:p>0.978</text:p>
              </table:table-cell>
              <table:table-cell office:value-type="float" office:value="0.9673">
                <text:p>0.967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407">
                <text:p>0.0407</text:p>
              </table:table-cell>
              <table:table-cell office:value-type="float" office:value="0.9816">
                <text:p>0.9816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481">
                <text:p>0.0481</text:p>
              </table:table-cell>
              <table:table-cell office:value-type="float" office:value="0.9786">
                <text:p>0.9786</text:p>
              </table:table-cell>
              <table:table-cell office:value-type="float" office:value="0.9631">
                <text:p>0.963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534">
                <text:p>0.0534</text:p>
              </table:table-cell>
              <table:table-cell office:value-type="float" office:value="0.9755">
                <text:p>0.9755</text:p>
              </table:table-cell>
              <table:table-cell office:value-type="float" office:value="0.9551">
                <text:p>0.955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415">
                <text:p>0.0415</text:p>
              </table:table-cell>
              <table:table-cell office:value-type="float" office:value="0.9812">
                <text:p>0.9812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523">
                <text:p>0.0523</text:p>
              </table:table-cell>
              <table:table-cell office:value-type="float" office:value="0.9784">
                <text:p>0.9784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424">
                <text:p>0.0424</text:p>
              </table:table-cell>
              <table:table-cell office:value-type="float" office:value="0.9807">
                <text:p>0.9807</text:p>
              </table:table-cell>
              <table:table-cell office:value-type="float" office:value="0.9728">
                <text:p>0.972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439">
                <text:p>0.0439</text:p>
              </table:table-cell>
              <table:table-cell office:value-type="float" office:value="0.9808">
                <text:p>0.9808</text:p>
              </table:table-cell>
              <table:table-cell office:value-type="float" office:value="0.9742">
                <text:p>0.974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318">
                <text:p>0.0318</text:p>
              </table:table-cell>
              <table:table-cell office:value-type="float" office:value="0.9858">
                <text:p>0.9858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335">
                <text:p>0.0335</text:p>
              </table:table-cell>
              <table:table-cell office:value-type="float" office:value="0.9855">
                <text:p>0.9855</text:p>
              </table:table-cell>
              <table:table-cell office:value-type="float" office:value="0.9742">
                <text:p>0.974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494">
                <text:p>0.0494</text:p>
              </table:table-cell>
              <table:table-cell office:value-type="float" office:value="0.98">
                <text:p>0.98</text:p>
              </table:table-cell>
              <table:table-cell office:value-type="float" office:value="0.9602">
                <text:p>0.96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8">
                <text:p>0.038</text:p>
              </table:table-cell>
              <table:table-cell office:value-type="float" office:value="0.9817">
                <text:p>0.9817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256">
                <text:p>0.0256</text:p>
              </table:table-cell>
              <table:table-cell office:value-type="float" office:value="0.9895">
                <text:p>0.9895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301">
                <text:p>0.0301</text:p>
              </table:table-cell>
              <table:table-cell office:value-type="float" office:value="0.9869">
                <text:p>0.9869</text:p>
              </table:table-cell>
              <table:table-cell office:value-type="float" office:value="0.9745">
                <text:p>0.9745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399">
                <text:p>0.0399</text:p>
              </table:table-cell>
              <table:table-cell office:value-type="float" office:value="0.9819">
                <text:p>0.9819</text:p>
              </table:table-cell>
              <table:table-cell office:value-type="float" office:value="0.9778">
                <text:p>0.977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31">
                <text:p>0.031</text:p>
              </table:table-cell>
              <table:table-cell office:value-type="float" office:value="0.9854">
                <text:p>0.9854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369">
                <text:p>0.0369</text:p>
              </table:table-cell>
              <table:table-cell office:value-type="float" office:value="0.9827">
                <text:p>0.9827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312">
                <text:p>0.0312</text:p>
              </table:table-cell>
              <table:table-cell office:value-type="float" office:value="0.984">
                <text:p>0.984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357">
                <text:p>0.0357</text:p>
              </table:table-cell>
              <table:table-cell office:value-type="float" office:value="0.9843">
                <text:p>0.9843</text:p>
              </table:table-cell>
              <table:table-cell office:value-type="float" office:value="0.9824">
                <text:p>0.9824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341">
                <text:p>0.0341</text:p>
              </table:table-cell>
              <table:table-cell office:value-type="float" office:value="0.9824">
                <text:p>0.9824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313">
                <text:p>0.0313</text:p>
              </table:table-cell>
              <table:table-cell office:value-type="float" office:value="0.9857">
                <text:p>0.9857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396">
                <text:p>0.0396</text:p>
              </table:table-cell>
              <table:table-cell office:value-type="float" office:value="0.9825">
                <text:p>0.9825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399">
                <text:p>0.0399</text:p>
              </table:table-cell>
              <table:table-cell office:value-type="float" office:value="0.9834">
                <text:p>0.9834</text:p>
              </table:table-cell>
              <table:table-cell office:value-type="float" office:value="0.9795">
                <text:p>0.979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37">
                <text:p>0.037</text:p>
              </table:table-cell>
              <table:table-cell office:value-type="float" office:value="0.9834">
                <text:p>0.9834</text:p>
              </table:table-cell>
              <table:table-cell office:value-type="float" office:value="0.9707">
                <text:p>0.9707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428">
                <text:p>0.0428</text:p>
              </table:table-cell>
              <table:table-cell office:value-type="float" office:value="0.9816">
                <text:p>0.9816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43">
                <text:p>0.043</text:p>
              </table:table-cell>
              <table:table-cell office:value-type="float" office:value="0.9807">
                <text:p>0.9807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366">
                <text:p>0.0366</text:p>
              </table:table-cell>
              <table:table-cell office:value-type="float" office:value="0.9849">
                <text:p>0.9849</text:p>
              </table:table-cell>
              <table:table-cell office:value-type="float" office:value="0.9885">
                <text:p>0.988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389">
                <text:p>0.0389</text:p>
              </table:table-cell>
              <table:table-cell office:value-type="float" office:value="0.9822">
                <text:p>0.9822</text:p>
              </table:table-cell>
              <table:table-cell office:value-type="float" office:value="0.9729">
                <text:p>0.9729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458">
                <text:p>0.0458</text:p>
              </table:table-cell>
              <table:table-cell office:value-type="float" office:value="0.9813">
                <text:p>0.9813</text:p>
              </table:table-cell>
              <table:table-cell office:value-type="float" office:value="0.9697">
                <text:p>0.969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357">
                <text:p>0.0357</text:p>
              </table:table-cell>
              <table:table-cell office:value-type="float" office:value="0.9829">
                <text:p>0.9829</text:p>
              </table:table-cell>
              <table:table-cell office:value-type="float" office:value="0.9833">
                <text:p>0.9833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278">
                <text:p>0.0278</text:p>
              </table:table-cell>
              <table:table-cell office:value-type="float" office:value="0.9867">
                <text:p>0.9867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293">
                <text:p>0.0293</text:p>
              </table:table-cell>
              <table:table-cell office:value-type="float" office:value="0.986">
                <text:p>0.98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316">
                <text:p>0.0316</text:p>
              </table:table-cell>
              <table:table-cell office:value-type="float" office:value="0.9854">
                <text:p>0.9854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414">
                <text:p>0.0414</text:p>
              </table:table-cell>
              <table:table-cell office:value-type="float" office:value="0.9802">
                <text:p>0.9802</text:p>
              </table:table-cell>
              <table:table-cell office:value-type="float" office:value="0.9725">
                <text:p>0.972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56">
                <text:p>0.056</text:p>
              </table:table-cell>
              <table:table-cell office:value-type="float" office:value="0.976">
                <text:p>0.976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26">
                <text:p>0.026</text:p>
              </table:table-cell>
              <table:table-cell office:value-type="float" office:value="0.99">
                <text:p>0.99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359">
                <text:p>0.0359</text:p>
              </table:table-cell>
              <table:table-cell office:value-type="float" office:value="0.9845">
                <text:p>0.9845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409">
                <text:p>0.0409</text:p>
              </table:table-cell>
              <table:table-cell office:value-type="float" office:value="0.9819">
                <text:p>0.981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05">
                <text:p>0.05</text:p>
              </table:table-cell>
              <table:table-cell office:value-type="float" office:value="0.9774">
                <text:p>0.9774</text:p>
              </table:table-cell>
              <table:table-cell office:value-type="float" office:value="0.9501">
                <text:p>0.950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0398">
                <text:p>0.0398</text:p>
              </table:table-cell>
              <table:table-cell office:value-type="float" office:value="0.9817">
                <text:p>0.9817</text:p>
              </table:table-cell>
              <table:table-cell office:value-type="float" office:value="0.9628">
                <text:p>0.9628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433">
                <text:p>0.0433</text:p>
              </table:table-cell>
              <table:table-cell office:value-type="float" office:value="0.9799">
                <text:p>0.9799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414">
                <text:p>0.0414</text:p>
              </table:table-cell>
              <table:table-cell office:value-type="float" office:value="0.984">
                <text:p>0.984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0336">
                <text:p>0.0336</text:p>
              </table:table-cell>
              <table:table-cell office:value-type="float" office:value="0.9832">
                <text:p>0.9832</text:p>
              </table:table-cell>
              <table:table-cell office:value-type="float" office:value="0.9761">
                <text:p>0.9761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0459">
                <text:p>0.0459</text:p>
              </table:table-cell>
              <table:table-cell office:value-type="float" office:value="0.9783">
                <text:p>0.9783</text:p>
              </table:table-cell>
              <table:table-cell office:value-type="float" office:value="0.9588">
                <text:p>0.9588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0392">
                <text:p>0.0392</text:p>
              </table:table-cell>
              <table:table-cell office:value-type="float" office:value="0.9825">
                <text:p>0.9825</text:p>
              </table:table-cell>
              <table:table-cell office:value-type="float" office:value="0.9779">
                <text:p>0.977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0423">
                <text:p>0.0423</text:p>
              </table:table-cell>
              <table:table-cell office:value-type="float" office:value="0.9802">
                <text:p>0.9802</text:p>
              </table:table-cell>
              <table:table-cell office:value-type="float" office:value="0.9769">
                <text:p>0.976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34">
                <text:p>0.034</text:p>
              </table:table-cell>
              <table:table-cell office:value-type="float" office:value="0.9854">
                <text:p>0.9854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288">
                <text:p>0.0288</text:p>
              </table:table-cell>
              <table:table-cell office:value-type="float" office:value="0.9861">
                <text:p>0.9861</text:p>
              </table:table-cell>
              <table:table-cell office:value-type="float" office:value="0.9689">
                <text:p>0.9689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0396">
                <text:p>0.0396</text:p>
              </table:table-cell>
              <table:table-cell office:value-type="float" office:value="0.9807">
                <text:p>0.9807</text:p>
              </table:table-cell>
              <table:table-cell office:value-type="float" office:value="0.9743">
                <text:p>0.9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